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1.804cm"/>
    </style:style>
    <style:style style:name="Tableau1.B" style:family="table-column">
      <style:table-column-properties style:column-width="2.187cm"/>
    </style:style>
    <style:style style:name="Tableau1.C" style:family="table-column">
      <style:table-column-properties style:column-width="4.704cm"/>
    </style:style>
    <style:style style:name="Tableau1.D" style:family="table-column">
      <style:table-column-properties style:column-width="4.401cm"/>
    </style:style>
    <style:style style:name="Tableau1.E" style:family="table-column">
      <style:table-column-properties style:column-width="2.602cm"/>
    </style:style>
    <style:style style:name="Tableau1.F" style:family="table-column">
      <style:table-column-properties style:column-width="1.302cm"/>
    </style:style>
    <style:style style:name="Tableau1.G" style:family="table-column">
      <style:table-column-properties style:column-width="1.411cm"/>
    </style:style>
    <style:style style:name="Tableau1.H" style:family="table-column">
      <style:table-column-properties style:column-width="1.191cm"/>
    </style:style>
    <style:style style:name="Tableau1.I" style:family="table-column">
      <style:table-column-properties style:column-width="1.388cm"/>
    </style:style>
    <style:style style:name="Tableau1.J" style:family="table-column">
      <style:table-column-properties style:column-width="1.102cm"/>
    </style:style>
    <style:style style:name="Tableau1.K" style:family="table-column">
      <style:table-column-properties style:column-width="1.014cm"/>
    </style:style>
    <style:style style:name="Tableau1.L" style:family="table-column">
      <style:table-column-properties style:column-width="1.499cm"/>
    </style:style>
    <style:style style:name="Tableau1.M" style:family="table-column">
      <style:table-column-properties style:column-width="1.39cm"/>
    </style:style>
    <style:style style:name="Tableau1.N" style:family="table-column">
      <style:table-column-properties style:column-width="1.697cm"/>
    </style:style>
    <style:style style:name="Tableau1.A1" style:family="table-cell">
      <style:table-cell-properties style:vertical-align="middle"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N1" style:family="table-cell">
      <style:table-cell-properties style:vertical-align="middle" fo:background-color="#bce4e5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au1.N2" style:family="table-cell">
      <style:table-cell-properties style:vertical-align="middle"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P4" style:family="paragraph" style:parent-style-name="Table_20_Contents">
      <style:text-properties fo:font-size="6pt" style:font-size-asian="5.25pt" style:font-size-complex="6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308e97"/>
    </style:style>
    <style:style style:name="P8" style:family="paragraph" style:parent-style-name="Table_20_Contents">
      <style:paragraph-properties fo:text-align="center" style:justify-single-word="false"/>
      <style:text-properties officeooo:rsid="001f9d3d" officeooo:paragraph-rsid="001f9d3d"/>
    </style:style>
    <style:style style:name="P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paragraph-rsid="0029e22a" style:font-style-asian="italic" style:font-style-complex="italic"/>
    </style:style>
    <style:style style:name="P11" style:family="paragraph" style:parent-style-name="Footer">
      <style:text-properties fo:font-size="6pt" style:font-size-asian="5.25pt" style:font-size-complex="6pt"/>
    </style:style>
    <style:style style:name="P12" style:family="paragraph" style:parent-style-name="Standard">
      <style:text-properties officeooo:paragraph-rsid="00085520"/>
    </style:style>
    <style:style style:name="T1" style:family="text">
      <style:text-properties officeooo:rsid="0022d92c"/>
    </style:style>
    <style:style style:name="T2" style:family="text">
      <style:text-properties officeooo:rsid="002171ab"/>
    </style:style>
    <style:style style:name="T3" style:family="text">
      <style:text-properties officeooo:rsid="002a74f5"/>
    </style:style>
    <style:style style:name="T4" style:family="text">
      <style:text-properties officeooo:rsid="002de68d"/>
    </style:style>
    <style:style style:name="T5" style:family="text">
      <style:text-properties officeooo:rsid="002fc4f4"/>
    </style:style>
    <style:style style:name="T6" style:family="text">
      <style:text-properties officeooo:rsid="0030f2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column table:style-name="Tableau1.N"/>
        <table:table-header-rows>
          <table:table-row>
            <table:table-cell table:style-name="Tableau1.A1" office:value-type="string">
              <text:p text:style-name="P6">SECTEUR</text:p>
            </table:table-cell>
            <table:table-cell table:style-name="Tableau1.A1" office:value-type="string">
              <text:p text:style-name="P6">COMPOSANT</text:p>
            </table:table-cell>
            <table:table-cell table:style-name="Tableau1.A1" office:value-type="string">
              <text:p text:style-name="P6">FONCTIONNALITÉ</text:p>
            </table:table-cell>
            <table:table-cell table:style-name="Tableau1.A1" office:value-type="string">
              <text:p text:style-name="P6">CAS D’USAGE</text:p>
            </table:table-cell>
            <table:table-cell table:style-name="Tableau1.A1" office:value-type="string">
              <text:p text:style-name="P6">LOGICIEL</text:p>
            </table:table-cell>
            <table:table-cell table:style-name="Tableau1.A1" office:value-type="string">
              <text:p text:style-name="P6">LICENCE</text:p>
            </table:table-cell>
            <table:table-cell table:style-name="Tableau1.A1" office:value-type="string">
              <text:p text:style-name="P6">LOGICIEL<text:line-break/>PARENT</text:p>
            </table:table-cell>
            <table:table-cell table:style-name="Tableau1.A1" office:value-type="string">
              <text:p text:style-name="P6">STATUT</text:p>
            </table:table-cell>
            <table:table-cell table:style-name="Tableau1.A1" office:value-type="string">
              <text:p text:style-name="P6">FORMAT <text:line-break/>ASSOCIÉ</text:p>
            </table:table-cell>
            <table:table-cell table:style-name="Tableau1.A1" office:value-type="string">
              <text:p text:style-name="P6">Win <text:line-break/>X86/x64</text:p>
            </table:table-cell>
            <table:table-cell table:style-name="Tableau1.A1" office:value-type="string">
              <text:p text:style-name="P6">GNU/Linux<text:line-break/>MIMO</text:p>
            </table:table-cell>
            <table:table-cell table:style-name="Tableau1.A1" office:value-type="string">
              <text:p text:style-name="P6">Version</text:p>
            </table:table-cell>
            <table:table-cell table:style-name="Tableau1.A1" office:value-type="string">
              <text:p text:style-name="P6">ANDROID</text:p>
            </table:table-cell>
            <table:table-cell table:style-name="Tableau1.N1" office:value-type="string">
              <text:p text:style-name="P6">VERSION<text:line-break/>FRANÇAISE</text:p>
            </table:table-cell>
          </table:table-row>
        </table:table-header-rows>
        <table:table-row>
          <table:table-cell table:style-name="Tableau1.A41" table:number-rows-spanned="40" office:value-type="string">
            <text:p text:style-name="P6">Conception &amp; Développement</text:p>
          </table:table-cell>
          <table:table-cell table:style-name="Tableau1.B2" office:value-type="string">
            <text:p text:style-name="P6">Aide au développement</text:p>
          </table:table-cell>
          <table:table-cell table:style-name="Tableau1.C5" table:number-rows-spanned="4" office:value-type="string">
            <text:p text:style-name="P6">Environnement de développement</text:p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>Spring Boot</text:p>
          </table:table-cell>
          <table:table-cell table:style-name="Tableau1.F2" office:value-type="string">
            <text:p text:style-name="P6"/>
          </table:table-cell>
          <table:table-cell table:style-name="Tableau1.G2" office:value-type="string">
            <text:p text:style-name="P6"/>
          </table:table-cell>
          <table:table-cell table:style-name="Tableau1.H2" office:value-type="string">
            <text:p text:style-name="P6">O</text:p>
          </table:table-cell>
          <table:table-cell table:style-name="Tableau1.I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><text:line-break/>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" office:value-type="string">
            <text:p text:style-name="P6">Environnement d'exécution</text:p>
          </table:table-cell>
          <table:covered-table-cell/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>OpenJDK</text:p>
          </table:table-cell>
          <table:table-cell table:style-name="Tableau1.F3" office:value-type="string">
            <text:p text:style-name="P6"/>
          </table:table-cell>
          <table:table-cell table:style-name="Tableau1.G3" office:value-type="string">
            <text:p text:style-name="P6"/>
          </table:table-cell>
          <table:table-cell table:style-name="Tableau1.H3" office:value-type="string">
            <text:p text:style-name="P6">R</text:p>
          </table:table-cell>
          <table:table-cell table:style-name="Tableau1.I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6" table:number-rows-spanned="3" office:value-type="string">
            <text:p text:style-name="P6">Environnement de développement intégré (IDE)</text:p>
          </table:table-cell>
          <table:covered-table-cell/>
          <table:table-cell table:style-name="Tableau1.D6" table:number-rows-spanned="3" office:value-type="string">
            <text:p text:style-name="P6">Outil et/ou plugin de génération de tout ou partie du code</text:p>
          </table:table-cell>
          <table:table-cell table:style-name="Tableau1.E4" office:value-type="string">
            <text:p text:style-name="P6">Eclipse</text:p>
          </table:table-cell>
          <table:table-cell table:style-name="Tableau1.F4" office:value-type="string">
            <text:p text:style-name="P6"/>
          </table:table-cell>
          <table:table-cell table:style-name="Tableau1.G4" office:value-type="string">
            <text:p text:style-name="P6"/>
          </table:table-cell>
          <table:table-cell table:style-name="Tableau1.H4" office:value-type="string">
            <text:p text:style-name="P6">R</text:p>
          </table:table-cell>
          <table:table-cell table:style-name="Tableau1.I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au1.E5" office:value-type="string">
            <text:p text:style-name="P6">Visual Studio Code</text:p>
          </table:table-cell>
          <table:table-cell table:style-name="Tableau1.F5" office:value-type="string">
            <text:p text:style-name="P6"/>
          </table:table-cell>
          <table:table-cell table:style-name="Tableau1.G5" office:value-type="string">
            <text:p text:style-name="P6"/>
          </table:table-cell>
          <table:table-cell table:style-name="Tableau1.H5" office:value-type="string">
            <text:p text:style-name="P6">R</text:p>
          </table:table-cell>
          <table:table-cell table:style-name="Tableau1.I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" office:value-type="string">
            <text:p text:style-name="P6">Outil et/ou plugin de génération de tout ou partie du code</text:p>
          </table:table-cell>
          <table:covered-table-cell/>
          <table:table-cell table:style-name="Tableau1.E6" office:value-type="string">
            <text:p text:style-name="P6">Acceleo</text:p>
          </table:table-cell>
          <table:table-cell table:style-name="Tableau1.F6" office:value-type="string">
            <text:p text:style-name="P6"/>
          </table:table-cell>
          <table:table-cell table:style-name="Tableau1.G6" office:value-type="string">
            <text:p text:style-name="P6"/>
          </table:table-cell>
          <table:table-cell table:style-name="Tableau1.H6" office:value-type="string">
            <text:p text:style-name="P6">R</text:p>
          </table:table-cell>
          <table:table-cell table:style-name="Tableau1.I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7" office:value-type="string">
            <text:p text:style-name="P6">Gestion des Anomalies</text:p>
          </table:table-cell>
          <table:table-cell table:style-name="Tableau1.C7" office:value-type="string">
            <text:p text:style-name="P6">Outil de remontée de bug</text:p>
          </table:table-cell>
          <table:table-cell table:style-name="Tableau1.D7" office:value-type="string">
            <text:p text:style-name="P6"/>
          </table:table-cell>
          <table:table-cell table:style-name="Tableau1.E7" office:value-type="string">
            <text:p text:style-name="P6">Mantis BT</text:p>
          </table:table-cell>
          <table:table-cell table:style-name="Tableau1.F7" office:value-type="string">
            <text:p text:style-name="P6"/>
          </table:table-cell>
          <table:table-cell table:style-name="Tableau1.G7" office:value-type="string">
            <text:p text:style-name="P6"/>
          </table:table-cell>
          <table:table-cell table:style-name="Tableau1.H7" office:value-type="string">
            <text:p text:style-name="P6">R</text:p>
          </table:table-cell>
          <table:table-cell table:style-name="Tableau1.I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" office:value-type="string">
            <text:p text:style-name="P6">Gestion du code source</text:p>
          </table:table-cell>
          <table:table-cell table:style-name="Tableau1.C8" office:value-type="string">
            <text:p text:style-name="P6">Outil de gestion des configurations (serveur)</text:p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6">Git</text:p>
          </table:table-cell>
          <table:table-cell table:style-name="Tableau1.F8" office:value-type="string">
            <text:p text:style-name="P6"/>
          </table:table-cell>
          <table:table-cell table:style-name="Tableau1.G8" office:value-type="string">
            <text:p text:style-name="P6"/>
          </table:table-cell>
          <table:table-cell table:style-name="Tableau1.H8" office:value-type="string">
            <text:p text:style-name="P6">R</text:p>
          </table:table-cell>
          <table:table-cell table:style-name="Tableau1.I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" table:number-rows-spanned="4" office:value-type="string">
            <text:p text:style-name="P6">Installation, Packaging, Diffusion et Distribution</text:p>
          </table:table-cell>
          <table:table-cell table:style-name="Tableau1.C9" office:value-type="string">
            <text:p text:style-name="P6">Dépôt d'artéfacts</text:p>
          </table:table-cell>
          <table:table-cell table:style-name="Tableau1.D9" office:value-type="string">
            <text:p text:style-name="P6"/>
          </table:table-cell>
          <table:table-cell table:style-name="Tableau1.E9" office:value-type="string">
            <text:p text:style-name="P6">Nexus</text:p>
          </table:table-cell>
          <table:table-cell table:style-name="Tableau1.F9" office:value-type="string">
            <text:p text:style-name="P6"/>
          </table:table-cell>
          <table:table-cell table:style-name="Tableau1.G9" office:value-type="string">
            <text:p text:style-name="P6"/>
          </table:table-cell>
          <table:table-cell table:style-name="Tableau1.H9" office:value-type="string">
            <text:p text:style-name="P6">R</text:p>
          </table:table-cell>
          <table:table-cell table:style-name="Tableau1.I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" office:value-type="string">
            <text:p text:style-name="P6">Gestionnaire de paquets pour Node.js</text:p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6">Npm</text:p>
          </table:table-cell>
          <table:table-cell table:style-name="Tableau1.F10" office:value-type="string">
            <text:p text:style-name="P6"/>
          </table:table-cell>
          <table:table-cell table:style-name="Tableau1.G10" office:value-type="string">
            <text:p text:style-name="P6"/>
          </table:table-cell>
          <table:table-cell table:style-name="Tableau1.H10" office:value-type="string">
            <text:p text:style-name="P6">R</text:p>
          </table:table-cell>
          <table:table-cell table:style-name="Tableau1.I1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 compatible avec la version nodeJS préconisé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1" office:value-type="string">
            <text:p text:style-name="P6">Outil de gestion des dépendances</text:p>
          </table:table-cell>
          <table:table-cell table:style-name="Tableau1.D11" office:value-type="string">
            <text:p text:style-name="P6"/>
          </table:table-cell>
          <table:table-cell table:style-name="Tableau1.E11" office:value-type="string">
            <text:p text:style-name="P6">Yarn</text:p>
          </table:table-cell>
          <table:table-cell table:style-name="Tableau1.F11" office:value-type="string">
            <text:p text:style-name="P6"/>
          </table:table-cell>
          <table:table-cell table:style-name="Tableau1.G11" office:value-type="string">
            <text:p text:style-name="P6"/>
          </table:table-cell>
          <table:table-cell table:style-name="Tableau1.H11" office:value-type="string">
            <text:p text:style-name="P6">O</text:p>
          </table:table-cell>
          <table:table-cell table:style-name="Tableau1.I1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" office:value-type="string">
            <text:p text:style-name="P6">Outil de gestion des dépendances entre les différents composants d'un projet et cycle de vie</text:p>
          </table:table-cell>
          <table:table-cell table:style-name="Tableau1.D12" office:value-type="string">
            <text:p text:style-name="P6"/>
          </table:table-cell>
          <table:table-cell table:style-name="Tableau1.E12" office:value-type="string">
            <text:p text:style-name="P6">Maven</text:p>
          </table:table-cell>
          <table:table-cell table:style-name="Tableau1.F12" office:value-type="string">
            <text:p text:style-name="P6"/>
          </table:table-cell>
          <table:table-cell table:style-name="Tableau1.G12" office:value-type="string">
            <text:p text:style-name="P6"/>
          </table:table-cell>
          <table:table-cell table:style-name="Tableau1.H12" office:value-type="string">
            <text:p text:style-name="P6">R</text:p>
          </table:table-cell>
          <table:table-cell table:style-name="Tableau1.I1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" office:value-type="string">
            <text:p text:style-name="P6">Modeleur</text:p>
          </table:table-cell>
          <table:table-cell table:style-name="Tableau1.C13" office:value-type="string">
            <text:p text:style-name="P6">Environnement de développement</text:p>
          </table:table-cell>
          <table:table-cell table:style-name="Tableau1.D13" office:value-type="string">
            <text:p text:style-name="P6"/>
          </table:table-cell>
          <table:table-cell table:style-name="Tableau1.E13" office:value-type="string">
            <text:p text:style-name="P6">IS Designer</text:p>
          </table:table-cell>
          <table:table-cell table:style-name="Tableau1.F13" office:value-type="string">
            <text:p text:style-name="P6"/>
          </table:table-cell>
          <table:table-cell table:style-name="Tableau1.G13" office:value-type="string">
            <text:p text:style-name="P6"/>
          </table:table-cell>
          <table:table-cell table:style-name="Tableau1.H13" office:value-type="string">
            <text:p text:style-name="P6">O</text:p>
          </table:table-cell>
          <table:table-cell table:style-name="Tableau1.I1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" office:value-type="string">
            <text:p text:style-name="P6">Outils d’analyse, de Modélisation et de gestion de Patrimoine</text:p>
          </table:table-cell>
          <table:table-cell table:style-name="Tableau1.C14" office:value-type="string">
            <text:p text:style-name="P6">Outil de maquettage IHM (statique et/ou dynamique)</text:p>
          </table:table-cell>
          <table:table-cell table:style-name="Tableau1.D14" office:value-type="string">
            <text:p text:style-name="P6"/>
          </table:table-cell>
          <table:table-cell table:style-name="Tableau1.E14" office:value-type="string">
            <text:p text:style-name="P6">Pencil</text:p>
          </table:table-cell>
          <table:table-cell table:style-name="Tableau1.F14" office:value-type="string">
            <text:p text:style-name="P6"/>
          </table:table-cell>
          <table:table-cell table:style-name="Tableau1.G14" office:value-type="string">
            <text:p text:style-name="P6"/>
          </table:table-cell>
          <table:table-cell table:style-name="Tableau1.H14" office:value-type="string">
            <text:p text:style-name="P6">FR</text:p>
          </table:table-cell>
          <table:table-cell table:style-name="Tableau1.I1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9" table:number-rows-spanned="5" office:value-type="string">
            <text:p text:style-name="P6">Qualité et sécurité du code source</text:p>
          </table:table-cell>
          <table:table-cell table:style-name="Tableau1.C15" office:value-type="string">
            <text:p text:style-name="P6">Couverture du code</text:p>
          </table:table-cell>
          <table:table-cell table:style-name="Tableau1.D15" office:value-type="string">
            <text:p text:style-name="P6"/>
          </table:table-cell>
          <table:table-cell table:style-name="Tableau1.E15" office:value-type="string">
            <text:p text:style-name="P6">Jacoco</text:p>
          </table:table-cell>
          <table:table-cell table:style-name="Tableau1.F15" office:value-type="string">
            <text:p text:style-name="P6"/>
          </table:table-cell>
          <table:table-cell table:style-name="Tableau1.G15" office:value-type="string">
            <text:p text:style-name="P6"/>
          </table:table-cell>
          <table:table-cell table:style-name="Tableau1.H15" office:value-type="string">
            <text:p text:style-name="P6">R</text:p>
          </table:table-cell>
          <table:table-cell table:style-name="Tableau1.I1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.8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" office:value-type="string">
            <text:p text:style-name="P6">Tableau de bord d'indicateurs de qualité</text:p>
          </table:table-cell>
          <table:table-cell table:style-name="Tableau1.D16" office:value-type="string">
            <text:p text:style-name="P6"/>
          </table:table-cell>
          <table:table-cell table:style-name="Tableau1.E16" office:value-type="string">
            <text:p text:style-name="P6">SonarQube Plugins : FindBugs CheckStyle Pmd</text:p>
          </table:table-cell>
          <table:table-cell table:style-name="Tableau1.F16" office:value-type="string">
            <text:p text:style-name="P6"/>
          </table:table-cell>
          <table:table-cell table:style-name="Tableau1.G16" office:value-type="string">
            <text:p text:style-name="P6"/>
          </table:table-cell>
          <table:table-cell table:style-name="Tableau1.H16" office:value-type="string">
            <text:p text:style-name="P6">R</text:p>
          </table:table-cell>
          <table:table-cell table:style-name="Tableau1.I1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9" table:number-rows-spanned="3" office:value-type="string">
            <text:p text:style-name="P6">Vérification de la conformité de l'application aux règles d'accessibilité</text:p>
          </table:table-cell>
          <table:table-cell table:style-name="Tableau1.D17" office:value-type="string">
            <text:p text:style-name="P6"/>
          </table:table-cell>
          <table:table-cell table:style-name="Tableau1.E17" office:value-type="string">
            <text:p text:style-name="P6">Asqatasun</text:p>
          </table:table-cell>
          <table:table-cell table:style-name="Tableau1.F17" office:value-type="string">
            <text:p text:style-name="P6"/>
          </table:table-cell>
          <table:table-cell table:style-name="Tableau1.G17" office:value-type="string">
            <text:p text:style-name="P6"/>
          </table:table-cell>
          <table:table-cell table:style-name="Tableau1.H17" office:value-type="string">
            <text:p text:style-name="P6">O</text:p>
          </table:table-cell>
          <table:table-cell table:style-name="Tableau1.I1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ocker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8" office:value-type="string">
            <text:p text:style-name="P6"/>
          </table:table-cell>
          <table:table-cell table:style-name="Tableau1.E18" office:value-type="string">
            <text:p text:style-name="P6">Tanaguru</text:p>
          </table:table-cell>
          <table:table-cell table:style-name="Tableau1.F18" office:value-type="string">
            <text:p text:style-name="P6"/>
          </table:table-cell>
          <table:table-cell table:style-name="Tableau1.G18" office:value-type="string">
            <text:p text:style-name="P6"/>
          </table:table-cell>
          <table:table-cell table:style-name="Tableau1.H18" office:value-type="string">
            <text:p text:style-name="P6">O</text:p>
          </table:table-cell>
          <table:table-cell table:style-name="Tableau1.I1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9" office:value-type="string">
            <text:p text:style-name="P6">poste de travail des agents impliqués dans le cycle de vie d’une application <text:soft-page-break/>utilisée via un navigateur web</text:p>
          </table:table-cell>
          <table:table-cell table:style-name="Tableau1.E19" office:value-type="string">
            <text:p text:style-name="P6">Assistant RGAA</text:p>
          </table:table-cell>
          <table:table-cell table:style-name="Tableau1.F19" office:value-type="string">
            <text:p text:style-name="P6"/>
          </table:table-cell>
          <table:table-cell table:style-name="Tableau1.G19" office:value-type="string">
            <text:p text:style-name="P6"/>
          </table:table-cell>
          <table:table-cell table:style-name="Tableau1.H19" office:value-type="string">
            <text:p text:style-name="P6">O</text:p>
          </table:table-cell>
          <table:table-cell table:style-name="Tableau1.I1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21" table:number-rows-spanned="2" office:value-type="string">
            <text:p text:style-name="P6">Serveur d'application</text:p>
          </table:table-cell>
          <table:table-cell table:style-name="Tableau1.C21" table:number-rows-spanned="2" office:value-type="string">
            <text:p text:style-name="P6">Environnement de développement</text:p>
          </table:table-cell>
          <table:table-cell table:style-name="Tableau1.D20" office:value-type="string">
            <text:p text:style-name="P6"/>
          </table:table-cell>
          <table:table-cell table:style-name="Tableau1.E20" office:value-type="string">
            <text:p text:style-name="P6">Tomcat</text:p>
          </table:table-cell>
          <table:table-cell table:style-name="Tableau1.F20" office:value-type="string">
            <text:p text:style-name="P6"/>
          </table:table-cell>
          <table:table-cell table:style-name="Tableau1.G20" office:value-type="string">
            <text:p text:style-name="P6"/>
          </table:table-cell>
          <table:table-cell table:style-name="Tableau1.H20" office:value-type="string">
            <text:p text:style-name="P6">R</text:p>
          </table:table-cell>
          <table:table-cell table:style-name="Tableau1.I2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21" office:value-type="string">
            <text:p text:style-name="P6"/>
          </table:table-cell>
          <table:table-cell table:style-name="Tableau1.E21" office:value-type="string">
            <text:p text:style-name="P6">Serveur NodeJS</text:p>
          </table:table-cell>
          <table:table-cell table:style-name="Tableau1.F21" office:value-type="string">
            <text:p text:style-name="P6"/>
          </table:table-cell>
          <table:table-cell table:style-name="Tableau1.G21" office:value-type="string">
            <text:p text:style-name="P6"/>
          </table:table-cell>
          <table:table-cell table:style-name="Tableau1.H21" office:value-type="string">
            <text:p text:style-name="P6">R</text:p>
          </table:table-cell>
          <table:table-cell table:style-name="Tableau1.I2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9" table:number-rows-spanned="18" office:value-type="string">
            <text:p text:style-name="P6">Test &amp; Intégration</text:p>
          </table:table-cell>
          <table:table-cell table:style-name="Tableau1.C22" office:value-type="string">
            <text:p text:style-name="P6">Automatisation des tests</text:p>
          </table:table-cell>
          <table:table-cell table:style-name="Tableau1.D22" office:value-type="string">
            <text:p text:style-name="P6"/>
          </table:table-cell>
          <table:table-cell table:style-name="Tableau1.E22" office:value-type="string">
            <text:p text:style-name="P6">Squash TA</text:p>
          </table:table-cell>
          <table:table-cell table:style-name="Tableau1.F22" office:value-type="string">
            <text:p text:style-name="P6"/>
          </table:table-cell>
          <table:table-cell table:style-name="Tableau1.G22" office:value-type="string">
            <text:p text:style-name="P6"/>
          </table:table-cell>
          <table:table-cell table:style-name="Tableau1.H22" office:value-type="string">
            <text:p text:style-name="P6">R</text:p>
          </table:table-cell>
          <table:table-cell table:style-name="Tableau1.I2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3" office:value-type="string">
            <text:p text:style-name="P6">Automatisation des tests Web</text:p>
          </table:table-cell>
          <table:table-cell table:style-name="Tableau1.D23" office:value-type="string">
            <text:p text:style-name="P6"/>
          </table:table-cell>
          <table:table-cell table:style-name="Tableau1.E23" office:value-type="string">
            <text:p text:style-name="P6">Selenium Server</text:p>
          </table:table-cell>
          <table:table-cell table:style-name="Tableau1.F23" office:value-type="string">
            <text:p text:style-name="P6"/>
          </table:table-cell>
          <table:table-cell table:style-name="Tableau1.G23" office:value-type="string">
            <text:p text:style-name="P6"/>
          </table:table-cell>
          <table:table-cell table:style-name="Tableau1.H23" office:value-type="string">
            <text:p text:style-name="P6">R</text:p>
          </table:table-cell>
          <table:table-cell table:style-name="Tableau1.I2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4" office:value-type="string">
            <text:p text:style-name="P6">Automatisation des tests Web</text:p>
          </table:table-cell>
          <table:table-cell table:style-name="Tableau1.D24" office:value-type="string">
            <text:p text:style-name="P6"/>
          </table:table-cell>
          <table:table-cell table:style-name="Tableau1.E24" office:value-type="string">
            <text:p text:style-name="P6">Selenium IDE</text:p>
          </table:table-cell>
          <table:table-cell table:style-name="Tableau1.F24" office:value-type="string">
            <text:p text:style-name="P6"/>
          </table:table-cell>
          <table:table-cell table:style-name="Tableau1.G24" office:value-type="string">
            <text:p text:style-name="P6"/>
          </table:table-cell>
          <table:table-cell table:style-name="Tableau1.H24" office:value-type="string">
            <text:p text:style-name="P6">R</text:p>
          </table:table-cell>
          <table:table-cell table:style-name="Tableau1.I2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5" office:value-type="string">
            <text:p text:style-name="P6">Base de données</text:p>
          </table:table-cell>
          <table:table-cell table:style-name="Tableau1.D25" office:value-type="string">
            <text:p text:style-name="P6">poste développeur</text:p>
          </table:table-cell>
          <table:table-cell table:style-name="Tableau1.E25" office:value-type="string">
            <text:p text:style-name="P6">H2</text:p>
          </table:table-cell>
          <table:table-cell table:style-name="Tableau1.F25" office:value-type="string">
            <text:p text:style-name="P6"/>
          </table:table-cell>
          <table:table-cell table:style-name="Tableau1.G25" office:value-type="string">
            <text:p text:style-name="P6"/>
          </table:table-cell>
          <table:table-cell table:style-name="Tableau1.H25" office:value-type="string">
            <text:p text:style-name="P6">R</text:p>
          </table:table-cell>
          <table:table-cell table:style-name="Tableau1.I2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4.19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6" office:value-type="string">
            <text:p text:style-name="P6">Framework de tests backend</text:p>
          </table:table-cell>
          <table:table-cell table:style-name="Tableau1.D26" office:value-type="string">
            <text:p text:style-name="P6"/>
          </table:table-cell>
          <table:table-cell table:style-name="Tableau1.E26" office:value-type="string">
            <text:p text:style-name="P6">CodeceptJS</text:p>
          </table:table-cell>
          <table:table-cell table:style-name="Tableau1.F26" office:value-type="string">
            <text:p text:style-name="P6"/>
          </table:table-cell>
          <table:table-cell table:style-name="Tableau1.G26" office:value-type="string">
            <text:p text:style-name="P6"/>
          </table:table-cell>
          <table:table-cell table:style-name="Tableau1.H26" office:value-type="string">
            <text:p text:style-name="P6">O</text:p>
          </table:table-cell>
          <table:table-cell table:style-name="Tableau1.I2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7" office:value-type="string">
            <text:p text:style-name="P6">Génération / Gestion des jeux de données</text:p>
          </table:table-cell>
          <table:table-cell table:style-name="Tableau1.D27" office:value-type="string">
            <text:p text:style-name="P6"/>
          </table:table-cell>
          <table:table-cell table:style-name="Tableau1.E27" office:value-type="string">
            <text:p text:style-name="P6">Jailer</text:p>
          </table:table-cell>
          <table:table-cell table:style-name="Tableau1.F27" office:value-type="string">
            <text:p text:style-name="P6"/>
          </table:table-cell>
          <table:table-cell table:style-name="Tableau1.G27" office:value-type="string">
            <text:p text:style-name="P6"/>
          </table:table-cell>
          <table:table-cell table:style-name="Tableau1.H27" office:value-type="string">
            <text:p text:style-name="P6">R</text:p>
          </table:table-cell>
          <table:table-cell table:style-name="Tableau1.I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.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8" office:value-type="string">
            <text:p text:style-name="P6">Gestion des campagnes de tests</text:p>
          </table:table-cell>
          <table:table-cell table:style-name="Tableau1.D28" office:value-type="string">
            <text:p text:style-name="P6"/>
          </table:table-cell>
          <table:table-cell table:style-name="Tableau1.E28" office:value-type="string">
            <text:p text:style-name="P6">Testlink</text:p>
          </table:table-cell>
          <table:table-cell table:style-name="Tableau1.F28" office:value-type="string">
            <text:p text:style-name="P6"/>
          </table:table-cell>
          <table:table-cell table:style-name="Tableau1.G28" office:value-type="string">
            <text:p text:style-name="P6"/>
          </table:table-cell>
          <table:table-cell table:style-name="Tableau1.H28" office:value-type="string">
            <text:p text:style-name="P6">R</text:p>
          </table:table-cell>
          <table:table-cell table:style-name="Tableau1.I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1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9" office:value-type="string">
            <text:p text:style-name="P6">Gestion des campagnes de tests</text:p>
          </table:table-cell>
          <table:table-cell table:style-name="Tableau1.D29" office:value-type="string">
            <text:p text:style-name="P6"/>
          </table:table-cell>
          <table:table-cell table:style-name="Tableau1.E29" office:value-type="string">
            <text:p text:style-name="P6">Squash TM</text:p>
          </table:table-cell>
          <table:table-cell table:style-name="Tableau1.F29" office:value-type="string">
            <text:p text:style-name="P6"/>
          </table:table-cell>
          <table:table-cell table:style-name="Tableau1.G29" office:value-type="string">
            <text:p text:style-name="P6"/>
          </table:table-cell>
          <table:table-cell table:style-name="Tableau1.H29" office:value-type="string">
            <text:p text:style-name="P6">R</text:p>
          </table:table-cell>
          <table:table-cell table:style-name="Tableau1.I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0" office:value-type="string">
            <text:p text:style-name="P6">Navigateurs</text:p>
          </table:table-cell>
          <table:table-cell table:style-name="Tableau1.D30" office:value-type="string">
            <text:p text:style-name="P6">poste développeur</text:p>
          </table:table-cell>
          <table:table-cell table:style-name="Tableau1.E30" office:value-type="string">
            <text:p text:style-name="P6">Chromium</text:p>
          </table:table-cell>
          <table:table-cell table:style-name="Tableau1.F30" office:value-type="string">
            <text:p text:style-name="P6"/>
          </table:table-cell>
          <table:table-cell table:style-name="Tableau1.G30" office:value-type="string">
            <text:p text:style-name="P6"/>
          </table:table-cell>
          <table:table-cell table:style-name="Tableau1.H30" office:value-type="string">
            <text:p text:style-name="P6">R</text:p>
          </table:table-cell>
          <table:table-cell table:style-name="Tableau1.I3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1" office:value-type="string">
            <text:p text:style-name="P6">Outil d'aide à la livraison (dépôt, intégration continue...)</text:p>
          </table:table-cell>
          <table:table-cell table:style-name="Tableau1.D31" office:value-type="string">
            <text:p text:style-name="P6"/>
          </table:table-cell>
          <table:table-cell table:style-name="Tableau1.E31" office:value-type="string">
            <text:p text:style-name="P6">Jenkins</text:p>
          </table:table-cell>
          <table:table-cell table:style-name="Tableau1.F31" office:value-type="string">
            <text:p text:style-name="P6"/>
          </table:table-cell>
          <table:table-cell table:style-name="Tableau1.G31" office:value-type="string">
            <text:p text:style-name="P6"/>
          </table:table-cell>
          <table:table-cell table:style-name="Tableau1.H31" office:value-type="string">
            <text:p text:style-name="P6">R</text:p>
          </table:table-cell>
          <table:table-cell table:style-name="Tableau1.I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2" office:value-type="string">
            <text:p text:style-name="P6">Outil d'aide aux tests techniques</text:p>
          </table:table-cell>
          <table:table-cell table:style-name="Tableau1.D32" office:value-type="string">
            <text:p text:style-name="P6">Tests orientés Web Services</text:p>
          </table:table-cell>
          <table:table-cell table:style-name="Tableau1.E32" office:value-type="string">
            <text:p text:style-name="P6">SoapUI</text:p>
          </table:table-cell>
          <table:table-cell table:style-name="Tableau1.F32" office:value-type="string">
            <text:p text:style-name="P6"/>
          </table:table-cell>
          <table:table-cell table:style-name="Tableau1.G32" office:value-type="string">
            <text:p text:style-name="P6"/>
          </table:table-cell>
          <table:table-cell table:style-name="Tableau1.H32" office:value-type="string">
            <text:p text:style-name="P6">R</text:p>
          </table:table-cell>
          <table:table-cell table:style-name="Tableau1.I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3" office:value-type="string">
            <text:p text:style-name="P6">Outil d'anonymisation des données</text:p>
          </table:table-cell>
          <table:table-cell table:style-name="Tableau1.D33" office:value-type="string">
            <text:p text:style-name="P6"/>
          </table:table-cell>
          <table:table-cell table:style-name="Tableau1.E33" office:value-type="string">
            <text:p text:style-name="P6">ARX Data Anonymization Tool</text:p>
          </table:table-cell>
          <table:table-cell table:style-name="Tableau1.F33" office:value-type="string">
            <text:p text:style-name="P6"/>
          </table:table-cell>
          <table:table-cell table:style-name="Tableau1.G33" office:value-type="string">
            <text:p text:style-name="P6"/>
          </table:table-cell>
          <table:table-cell table:style-name="Tableau1.H33" office:value-type="string">
            <text:p text:style-name="P6">O</text:p>
          </table:table-cell>
          <table:table-cell table:style-name="Tableau1.I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5" table:number-rows-spanned="2" office:value-type="string">
            <text:p text:style-name="P6">Outil d'injection afin tester les couches basses</text:p>
          </table:table-cell>
          <table:table-cell table:style-name="Tableau1.D34" office:value-type="string">
            <text:p text:style-name="P6"/>
          </table:table-cell>
          <table:table-cell table:style-name="Tableau1.E34" office:value-type="string">
            <text:p text:style-name="P6">Fitnesse</text:p>
          </table:table-cell>
          <table:table-cell table:style-name="Tableau1.F34" office:value-type="string">
            <text:p text:style-name="P6"/>
          </table:table-cell>
          <table:table-cell table:style-name="Tableau1.G34" office:value-type="string">
            <text:p text:style-name="P6"/>
          </table:table-cell>
          <table:table-cell table:style-name="Tableau1.H34" office:value-type="string">
            <text:p text:style-name="P6">FR</text:p>
          </table:table-cell>
          <table:table-cell table:style-name="Tableau1.I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016110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35" office:value-type="string">
            <text:p text:style-name="P6"/>
          </table:table-cell>
          <table:table-cell table:style-name="Tableau1.E35" office:value-type="string">
            <text:p text:style-name="P6">DbFit</text:p>
          </table:table-cell>
          <table:table-cell table:style-name="Tableau1.F35" office:value-type="string">
            <text:p text:style-name="P6"/>
          </table:table-cell>
          <table:table-cell table:style-name="Tableau1.G35" office:value-type="string">
            <text:p text:style-name="P6"/>
          </table:table-cell>
          <table:table-cell table:style-name="Tableau1.H35" office:value-type="string">
            <text:p text:style-name="P6">FR</text:p>
          </table:table-cell>
          <table:table-cell table:style-name="Tableau1.I3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2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6" office:value-type="string">
            <text:p text:style-name="P6">Outil de gestion des tests unitaires</text:p>
          </table:table-cell>
          <table:table-cell table:style-name="Tableau1.D36" office:value-type="string">
            <text:p text:style-name="P6"/>
          </table:table-cell>
          <table:table-cell table:style-name="Tableau1.E36" office:value-type="string">
            <text:p text:style-name="P6">Junit</text:p>
          </table:table-cell>
          <table:table-cell table:style-name="Tableau1.F36" office:value-type="string">
            <text:p text:style-name="P6"/>
          </table:table-cell>
          <table:table-cell table:style-name="Tableau1.G36" office:value-type="string">
            <text:p text:style-name="P6"/>
          </table:table-cell>
          <table:table-cell table:style-name="Tableau1.H36" office:value-type="string">
            <text:p text:style-name="P6">R</text:p>
          </table:table-cell>
          <table:table-cell table:style-name="Tableau1.I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7" office:value-type="string">
            <text:p text:style-name="P6">Outil de monitoring</text:p>
          </table:table-cell>
          <table:table-cell table:style-name="Tableau1.D37" office:value-type="string">
            <text:p text:style-name="P6"/>
          </table:table-cell>
          <table:table-cell table:style-name="Tableau1.E37" office:value-type="string">
            <text:p text:style-name="P6">Javamelody</text:p>
          </table:table-cell>
          <table:table-cell table:style-name="Tableau1.F37" office:value-type="string">
            <text:p text:style-name="P6"/>
          </table:table-cell>
          <table:table-cell table:style-name="Tableau1.G37" office:value-type="string">
            <text:p text:style-name="P6"/>
          </table:table-cell>
          <table:table-cell table:style-name="Tableau1.H37" office:value-type="string">
            <text:p text:style-name="P6">R</text:p>
          </table:table-cell>
          <table:table-cell table:style-name="Tableau1.I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7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8" office:value-type="string">
            <text:p text:style-name="P6">Reprise des données</text:p>
          </table:table-cell>
          <table:table-cell table:style-name="Tableau1.D38" office:value-type="string">
            <text:p text:style-name="P6">Outil d'automatisation de la reprise de données</text:p>
          </table:table-cell>
          <table:table-cell table:style-name="Tableau1.E38" office:value-type="string">
            <text:p text:style-name="P6">Talend Open Studio for Data Integration (BASIC)</text:p>
          </table:table-cell>
          <table:table-cell table:style-name="Tableau1.F38" office:value-type="string">
            <text:p text:style-name="P6"/>
          </table:table-cell>
          <table:table-cell table:style-name="Tableau1.G38" office:value-type="string">
            <text:p text:style-name="P6"/>
          </table:table-cell>
          <table:table-cell table:style-name="Tableau1.H38" office:value-type="string">
            <text:p text:style-name="P6">R</text:p>
          </table:table-cell>
          <table:table-cell table:style-name="Tableau1.I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.0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9" office:value-type="string">
            <text:p text:style-name="P6">Robot de test / Injecteurs</text:p>
          </table:table-cell>
          <table:table-cell table:style-name="Tableau1.D39" office:value-type="string">
            <text:p text:style-name="P6"/>
          </table:table-cell>
          <table:table-cell table:style-name="Tableau1.E39" office:value-type="string">
            <text:p text:style-name="P6">Jmeter</text:p>
          </table:table-cell>
          <table:table-cell table:style-name="Tableau1.F39" office:value-type="string">
            <text:p text:style-name="P6"/>
          </table:table-cell>
          <table:table-cell table:style-name="Tableau1.G39" office:value-type="string">
            <text:p text:style-name="P6"/>
          </table:table-cell>
          <table:table-cell table:style-name="Tableau1.H39" office:value-type="string">
            <text:p text:style-name="P6">R</text:p>
          </table:table-cell>
          <table:table-cell table:style-name="Tableau1.I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1" table:number-rows-spanned="2" office:value-type="string">
            <text:p text:style-name="P7">qualité et sécuritéde code source <text:s text:c="2"/></text:p>
            <text:p text:style-name="P6"/>
          </table:table-cell>
          <table:table-cell table:style-name="Tableau1.C40" office:value-type="string">
            <text:p text:style-name="P6">Outil de dev pour l’accessibilité</text:p>
          </table:table-cell>
          <table:table-cell table:style-name="Tableau1.D40" office:value-type="string">
            <text:p text:style-name="Standard"/>
          </table:table-cell>
          <table:table-cell table:style-name="Tableau1.E40" office:value-type="string">
            <text:p text:style-name="P9">W<text:span text:style-name="T5">eb</text:span>A<text:span text:style-name="T5">ccess</text:span></text:p>
          </table:table-cell>
          <table:table-cell table:style-name="Tableau1.F40" office:value-type="string">
            <text:p text:style-name="P6">GPLv2</text:p>
          </table:table-cell>
          <table:table-cell table:style-name="Tableau1.G40" office:value-type="string">
            <text:p text:style-name="P6">NVDA</text:p>
          </table:table-cell>
          <table:table-cell table:style-name="Tableau1.H40" office:value-type="string">
            <text:p text:style-name="P6">O</text:p>
          </table:table-cell>
          <table:table-cell table:style-name="Tableau1.I40" office:value-type="string">
            <text:p text:style-name="Standard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01<text:span text:style-name="T5">9</text:span>.<text:span text:style-name="T5">04</text:span>.1<text:span text:style-name="T5">1</text:span>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41" office:value-type="string">
            <text:p text:style-name="Standard"/>
          </table:table-cell>
          <table:table-cell table:style-name="Tableau1.D41" office:value-type="string">
            <text:p text:style-name="Standard"/>
          </table:table-cell>
          <table:table-cell table:style-name="Tableau1.E41" office:value-type="string">
            <text:p text:style-name="Standard"/>
          </table:table-cell>
          <table:table-cell table:style-name="Tableau1.F41" office:value-type="string">
            <text:p text:style-name="Standard"/>
          </table:table-cell>
          <table:table-cell table:style-name="Tableau1.G41" office:value-type="string">
            <text:p text:style-name="Standard"/>
          </table:table-cell>
          <table:table-cell table:style-name="Tableau1.H41" office:value-type="string">
            <text:p text:style-name="Standard"/>
          </table:table-cell>
          <table:table-cell table:style-name="Tableau1.I41" office:value-type="string">
            <text:p text:style-name="Standard"/>
          </table:table-cell>
          <table:table-cell table:style-name="Tableau1.J2" office:value-type="string">
            <text:p text:style-name="Standard"/>
          </table:table-cell>
          <table:table-cell table:style-name="Tableau1.J2" office:value-type="string">
            <text:p text:style-name="Standard"/>
          </table:table-cell>
          <table:table-cell table:style-name="Tableau1.J2" office:value-type="string">
            <text:p text:style-name="Standard"/>
          </table:table-cell>
          <table:table-cell table:style-name="Tableau1.J2" office:value-type="string">
            <text:p text:style-name="Standard"/>
          </table:table-cell>
          <table:table-cell table:style-name="Tableau1.N2" office:value-type="string">
            <text:p text:style-name="Standard"/>
          </table:table-cell>
        </table:table-row>
        <table:table-row>
          <table:table-cell table:style-name="Tableau1.A52" table:number-rows-spanned="11" office:value-type="string">
            <text:p text:style-name="P6">Données et contenu</text:p>
          </table:table-cell>
          <table:table-cell table:style-name="Tableau1.B45" table:number-rows-spanned="4" office:value-type="string">
            <text:p text:style-name="P6">BD Relationnelles</text:p>
          </table:table-cell>
          <table:table-cell table:style-name="Tableau1.C42" office:value-type="string">
            <text:p text:style-name="P6">Base de données Géomatique</text:p>
          </table:table-cell>
          <table:table-cell table:style-name="Tableau1.D42" office:value-type="string">
            <text:p text:style-name="P6">Information géographique</text:p>
          </table:table-cell>
          <table:table-cell table:style-name="Tableau1.E42" office:value-type="string">
            <text:p text:style-name="P6">PostGIS</text:p>
          </table:table-cell>
          <table:table-cell table:style-name="Tableau1.F42" office:value-type="string">
            <text:p text:style-name="P6"/>
          </table:table-cell>
          <table:table-cell table:style-name="Tableau1.G42" office:value-type="string">
            <text:p text:style-name="P6"/>
          </table:table-cell>
          <table:table-cell table:style-name="Tableau1.H42" office:value-type="string">
            <text:p text:style-name="P6">R</text:p>
          </table:table-cell>
          <table:table-cell table:style-name="Tableau1.I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3" office:value-type="string">
            <text:p text:style-name="P6">Base de données transactionnelle</text:p>
          </table:table-cell>
          <table:table-cell table:style-name="Tableau1.D43" office:value-type="string">
            <text:p text:style-name="P6">Base de production</text:p>
          </table:table-cell>
          <table:table-cell table:style-name="Tableau1.E43" office:value-type="string">
            <text:p text:style-name="P6">PostgreSQL</text:p>
          </table:table-cell>
          <table:table-cell table:style-name="Tableau1.F43" office:value-type="string">
            <text:p text:style-name="P6"/>
          </table:table-cell>
          <table:table-cell table:style-name="Tableau1.G43" office:value-type="string">
            <text:p text:style-name="P6"/>
          </table:table-cell>
          <table:table-cell table:style-name="Tableau1.H43" office:value-type="string">
            <text:p text:style-name="P6">R</text:p>
          </table:table-cell>
          <table:table-cell table:style-name="Tableau1.I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4" office:value-type="string">
            <text:p text:style-name="P6">Base transactionnelle cluster</text:p>
          </table:table-cell>
          <table:table-cell table:style-name="Tableau1.D44" office:value-type="string">
            <text:p text:style-name="P6">Base de production</text:p>
          </table:table-cell>
          <table:table-cell table:style-name="Tableau1.E44" office:value-type="string">
            <text:p text:style-name="P6">MariaDB</text:p>
          </table:table-cell>
          <table:table-cell table:style-name="Tableau1.F44" office:value-type="string">
            <text:p text:style-name="P6"/>
          </table:table-cell>
          <table:table-cell table:style-name="Tableau1.G44" office:value-type="string">
            <text:p text:style-name="P6"/>
          </table:table-cell>
          <table:table-cell table:style-name="Tableau1.H44" office:value-type="string">
            <text:p text:style-name="P6">R</text:p>
          </table:table-cell>
          <table:table-cell table:style-name="Tableau1.I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,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5" office:value-type="string">
            <text:p text:style-name="P6">Base transactionnelle cluster</text:p>
          </table:table-cell>
          <table:table-cell table:style-name="Tableau1.D45" office:value-type="string">
            <text:p text:style-name="P6">Base de production</text:p>
          </table:table-cell>
          <table:table-cell table:style-name="Tableau1.E45" office:value-type="string">
            <text:p text:style-name="P6">CockroachDB</text:p>
          </table:table-cell>
          <table:table-cell table:style-name="Tableau1.F45" office:value-type="string">
            <text:p text:style-name="P6"/>
          </table:table-cell>
          <table:table-cell table:style-name="Tableau1.G45" office:value-type="string">
            <text:p text:style-name="P6"/>
          </table:table-cell>
          <table:table-cell table:style-name="Tableau1.H45" office:value-type="string">
            <text:p text:style-name="P6">O</text:p>
          </table:table-cell>
          <table:table-cell table:style-name="Tableau1.I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6" office:value-type="string">
            <text:p text:style-name="P6">compression décompression</text:p>
          </table:table-cell>
          <table:table-cell table:style-name="Tableau1.C46" office:value-type="string">
            <text:p text:style-name="P6">Compression</text:p>
          </table:table-cell>
          <table:table-cell table:style-name="Tableau1.D46" office:value-type="string">
            <text:p text:style-name="P6"/>
          </table:table-cell>
          <table:table-cell table:style-name="Tableau1.E46" office:value-type="string">
            <text:p text:style-name="P6">7zip</text:p>
          </table:table-cell>
          <table:table-cell table:style-name="Tableau1.F46" office:value-type="string">
            <text:p text:style-name="P6">LGPL V2</text:p>
          </table:table-cell>
          <table:table-cell table:style-name="Tableau1.G46" office:value-type="string">
            <text:p text:style-name="P6">0</text:p>
          </table:table-cell>
          <table:table-cell table:style-name="Tableau1.H46" office:value-type="string">
            <text:p text:style-name="P6">R</text:p>
          </table:table-cell>
          <table:table-cell table:style-name="Tableau1.I46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8.0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47" office:value-type="string">
            <text:p text:style-name="P6">gestion de contenu web</text:p>
          </table:table-cell>
          <table:table-cell table:style-name="Tableau1.C47" office:value-type="string">
            <text:p text:style-name="P6">gestion de contenu web</text:p>
          </table:table-cell>
          <table:table-cell table:style-name="Tableau1.D47" office:value-type="string">
            <text:p text:style-name="P6"/>
          </table:table-cell>
          <table:table-cell table:style-name="Tableau1.E47" office:value-type="string">
            <text:p text:style-name="P6">Drupal</text:p>
          </table:table-cell>
          <table:table-cell table:style-name="Tableau1.F47" office:value-type="string">
            <text:p text:style-name="P6"/>
          </table:table-cell>
          <table:table-cell table:style-name="Tableau1.G47" office:value-type="string">
            <text:p text:style-name="P6"/>
          </table:table-cell>
          <table:table-cell table:style-name="Tableau1.H47" office:value-type="string">
            <text:p text:style-name="P6">O</text:p>
          </table:table-cell>
          <table:table-cell table:style-name="Tableau1.I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9" table:number-rows-spanned="2" office:value-type="string">
            <text:p text:style-name="P6">gestion des accès aux données</text:p>
          </table:table-cell>
          <table:table-cell table:style-name="Tableau1.C48" office:value-type="string">
            <text:p text:style-name="P6">Client FTP</text:p>
          </table:table-cell>
          <table:table-cell table:style-name="Tableau1.D48" office:value-type="string">
            <text:p text:style-name="P6">Client FTP</text:p>
          </table:table-cell>
          <table:table-cell table:style-name="Tableau1.E48" office:value-type="string">
            <text:p text:style-name="P6">Filezilla</text:p>
          </table:table-cell>
          <table:table-cell table:style-name="Tableau1.F48" office:value-type="string">
            <text:p text:style-name="P6">GPL</text:p>
          </table:table-cell>
          <table:table-cell table:style-name="Tableau1.G48" office:value-type="string">
            <text:p text:style-name="P6">0</text:p>
          </table:table-cell>
          <table:table-cell table:style-name="Tableau1.H48" office:value-type="string">
            <text:p text:style-name="P6">R</text:p>
          </table:table-cell>
          <table:table-cell table:style-name="Tableau1.I4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49" office:value-type="string">
            <text:p text:style-name="P6">Effacement complet de tous les supports magnétiques d’une machine.</text:p>
          </table:table-cell>
          <table:table-cell table:style-name="Tableau1.D49" office:value-type="string">
            <text:p text:style-name="P6"/>
          </table:table-cell>
          <table:table-cell table:style-name="Tableau1.E49" office:value-type="string">
            <text:p text:style-name="P6">DBAN «Darik's Boot and Nuke»</text:p>
          </table:table-cell>
          <table:table-cell table:style-name="Tableau1.F49" office:value-type="string">
            <text:p text:style-name="P6">GPL2 / LGPL2</text:p>
          </table:table-cell>
          <table:table-cell table:style-name="Tableau1.G49" office:value-type="string">
            <text:p text:style-name="P6"/>
          </table:table-cell>
          <table:table-cell table:style-name="Tableau1.H49" office:value-type="string">
            <text:p text:style-name="P6">O</text:p>
          </table:table-cell>
          <table:table-cell table:style-name="Tableau1.I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3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0" office:value-type="string">
            <text:p text:style-name="P6">Gestionnaire de données non relationnelles</text:p>
          </table:table-cell>
          <table:table-cell table:style-name="Tableau1.C50" office:value-type="string">
            <text:p text:style-name="P6">Base de données NoSQL</text:p>
          </table:table-cell>
          <table:table-cell table:style-name="Tableau1.D50" office:value-type="string">
            <text:p text:style-name="P6">Base de données Document</text:p>
          </table:table-cell>
          <table:table-cell table:style-name="Tableau1.E50" office:value-type="string">
            <text:p text:style-name="P6">MongoDB</text:p>
          </table:table-cell>
          <table:table-cell table:style-name="Tableau1.F50" office:value-type="string">
            <text:p text:style-name="P6"/>
          </table:table-cell>
          <table:table-cell table:style-name="Tableau1.G50" office:value-type="string">
            <text:p text:style-name="P6"/>
          </table:table-cell>
          <table:table-cell table:style-name="Tableau1.H50" office:value-type="string">
            <text:p text:style-name="P6">R</text:p>
          </table:table-cell>
          <table:table-cell table:style-name="Tableau1.I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2" table:number-rows-spanned="2" office:value-type="string">
            <text:p text:style-name="P6">Moteur de recherche</text:p>
          </table:table-cell>
          <table:table-cell table:style-name="Tableau1.C51" office:value-type="string">
            <text:p text:style-name="P6">Indexation et recherche plein texte</text:p>
          </table:table-cell>
          <table:table-cell table:style-name="Tableau1.D51" office:value-type="string">
            <text:p text:style-name="P6">En mode cluster</text:p>
          </table:table-cell>
          <table:table-cell table:style-name="Tableau1.E51" office:value-type="string">
            <text:p text:style-name="P6">ElasticSearch</text:p>
          </table:table-cell>
          <table:table-cell table:style-name="Tableau1.F51" office:value-type="string">
            <text:p text:style-name="P6"/>
          </table:table-cell>
          <table:table-cell table:style-name="Tableau1.G51" office:value-type="string">
            <text:p text:style-name="P6"/>
          </table:table-cell>
          <table:table-cell table:style-name="Tableau1.H51" office:value-type="string">
            <text:p text:style-name="P6">R</text:p>
          </table:table-cell>
          <table:table-cell table:style-name="Tableau1.I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2" office:value-type="string">
            <text:p text:style-name="P6">Indexation et recherche plein texte</text:p>
          </table:table-cell>
          <table:table-cell table:style-name="Tableau1.D52" office:value-type="string">
            <text:p text:style-name="P6">Limité à 1 serveur</text:p>
          </table:table-cell>
          <table:table-cell table:style-name="Tableau1.E52" office:value-type="string">
            <text:p text:style-name="P6">Apache SolR</text:p>
          </table:table-cell>
          <table:table-cell table:style-name="Tableau1.F52" office:value-type="string">
            <text:p text:style-name="P6"/>
          </table:table-cell>
          <table:table-cell table:style-name="Tableau1.G52" office:value-type="string">
            <text:p text:style-name="P6"/>
          </table:table-cell>
          <table:table-cell table:style-name="Tableau1.H52" office:value-type="string">
            <text:p text:style-name="P6">R</text:p>
          </table:table-cell>
          <table:table-cell table:style-name="Tableau1.I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<text:span text:style-name="T4">8.0.</text:span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92" table:number-rows-spanned="40" office:value-type="string">
            <text:p text:style-name="P6">espace utilisateur et canal</text:p>
          </table:table-cell>
          <table:table-cell table:style-name="Tableau1.B53" office:value-type="string">
            <text:p text:style-name="P6">accessibilité</text:p>
          </table:table-cell>
          <table:table-cell table:style-name="Tableau1.C53" office:value-type="string">
            <text:p text:style-name="P6">lecteur d’écran</text:p>
          </table:table-cell>
          <table:table-cell table:style-name="Tableau1.D53" office:value-type="string">
            <text:p text:style-name="P6"/>
          </table:table-cell>
          <table:table-cell table:style-name="Tableau1.E53" office:value-type="string">
            <text:p text:style-name="P6">NVDA</text:p>
          </table:table-cell>
          <table:table-cell table:style-name="Tableau1.F53" office:value-type="string">
            <text:p text:style-name="P6">GPL2</text:p>
          </table:table-cell>
          <table:table-cell table:style-name="Tableau1.G53" office:value-type="string">
            <text:p text:style-name="P6">0</text:p>
          </table:table-cell>
          <table:table-cell table:style-name="Tableau1.H53" office:value-type="string">
            <text:p text:style-name="P6">R</text:p>
          </table:table-cell>
          <table:table-cell table:style-name="Tableau1.I53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018.4.1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77" table:number-rows-spanned="24" office:value-type="string">
            <text:p text:style-name="P6">consultation et édition de documents</text:p>
          </table:table-cell>
          <table:table-cell table:style-name="Tableau1.C54" office:value-type="string">
            <text:p text:style-name="P6">captation vidéo et flux</text:p>
          </table:table-cell>
          <table:table-cell table:style-name="Tableau1.D54" office:value-type="string">
            <text:p text:style-name="P6"/>
          </table:table-cell>
          <table:table-cell table:style-name="Tableau1.E54" office:value-type="string">
            <text:p text:style-name="P6">OBS Studio</text:p>
          </table:table-cell>
          <table:table-cell table:style-name="Tableau1.F54" office:value-type="string">
            <text:p text:style-name="P6">GPL2</text:p>
          </table:table-cell>
          <table:table-cell table:style-name="Tableau1.G54" office:value-type="string">
            <text:p text:style-name="P6"/>
          </table:table-cell>
          <table:table-cell table:style-name="Tableau1.H54" office:value-type="string">
            <text:p text:style-name="P6">R</text:p>
          </table:table-cell>
          <table:table-cell table:style-name="Tableau1.I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5" office:value-type="string">
            <text:p text:style-name="P6">Capture d'écran</text:p>
          </table:table-cell>
          <table:table-cell table:style-name="Tableau1.D55" office:value-type="string">
            <text:p text:style-name="P6"/>
          </table:table-cell>
          <table:table-cell table:style-name="Tableau1.E55" office:value-type="string">
            <text:p text:style-name="P6">GreenShot</text:p>
          </table:table-cell>
          <table:table-cell table:style-name="Tableau1.F55" office:value-type="string">
            <text:p text:style-name="P6">GPL</text:p>
          </table:table-cell>
          <table:table-cell table:style-name="Tableau1.G55" office:value-type="string">
            <text:p text:style-name="P6">0</text:p>
          </table:table-cell>
          <table:table-cell table:style-name="Tableau1.H55" office:value-type="string">
            <text:p text:style-name="P6">R</text:p>
          </table:table-cell>
          <table:table-cell table:style-name="Tableau1.I55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.2.1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6" office:value-type="string">
            <text:p text:style-name="P6">cartes géographie</text:p>
          </table:table-cell>
          <table:table-cell table:style-name="Tableau1.D56" office:value-type="string">
            <text:p text:style-name="P6"/>
          </table:table-cell>
          <table:table-cell table:style-name="Tableau1.E56" office:value-type="string">
            <text:p text:style-name="P9">Ooo.HG</text:p>
          </table:table-cell>
          <table:table-cell table:style-name="Tableau1.F56" office:value-type="string">
            <text:p text:style-name="P6">Creative Commons</text:p>
          </table:table-cell>
          <table:table-cell table:style-name="Tableau1.G56" office:value-type="string">
            <text:p text:style-name="P6">LibreOffice</text:p>
          </table:table-cell>
          <table:table-cell table:style-name="Tableau1.H56" office:value-type="string">
            <text:p text:style-name="P6">R</text:p>
          </table:table-cell>
          <table:table-cell table:style-name="Tableau1.I56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7" office:value-type="string">
            <text:p text:style-name="P6">convertisseur de formats vidéo</text:p>
          </table:table-cell>
          <table:table-cell table:style-name="Tableau1.D57" office:value-type="string">
            <text:p text:style-name="P6"/>
          </table:table-cell>
          <table:table-cell table:style-name="Tableau1.E57" office:value-type="string">
            <text:p text:style-name="P6">Avidemux</text:p>
          </table:table-cell>
          <table:table-cell table:style-name="Tableau1.F57" office:value-type="string">
            <text:p text:style-name="P6">GPL2</text:p>
          </table:table-cell>
          <table:table-cell table:style-name="Tableau1.G57" office:value-type="string">
            <text:p text:style-name="P6"/>
          </table:table-cell>
          <table:table-cell table:style-name="Tableau1.H57" office:value-type="string">
            <text:p text:style-name="P6">O</text:p>
          </table:table-cell>
          <table:table-cell table:style-name="Tableau1.I57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8" office:value-type="string">
            <text:p text:style-name="P6">correction anglicismes</text:p>
          </table:table-cell>
          <table:table-cell table:style-name="Tableau1.D58" office:value-type="string">
            <text:p text:style-name="P6"/>
          </table:table-cell>
          <table:table-cell table:style-name="Tableau1.E58" office:value-type="string">
            <text:p text:style-name="P6">FranceTerme</text:p>
          </table:table-cell>
          <table:table-cell table:style-name="Tableau1.F58" office:value-type="string">
            <text:p text:style-name="P6">CECILL-C</text:p>
          </table:table-cell>
          <table:table-cell table:style-name="Tableau1.G58" office:value-type="string">
            <text:p text:style-name="P6">0</text:p>
          </table:table-cell>
          <table:table-cell table:style-name="Tableau1.H58" office:value-type="string">
            <text:p text:style-name="P6">R</text:p>
          </table:table-cell>
          <table:table-cell table:style-name="Tableau1.I5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9" office:value-type="string">
            <text:p text:style-name="P6">correction grammaticale</text:p>
          </table:table-cell>
          <table:table-cell table:style-name="Tableau1.D59" office:value-type="string">
            <text:p text:style-name="P6"/>
          </table:table-cell>
          <table:table-cell table:style-name="Tableau1.E59" office:value-type="string">
            <text:p text:style-name="P9">Grammalecte</text:p>
          </table:table-cell>
          <table:table-cell table:style-name="Tableau1.F59" office:value-type="string">
            <text:p text:style-name="P6">GPL3</text:p>
          </table:table-cell>
          <table:table-cell table:style-name="Tableau1.G59" office:value-type="string">
            <text:p text:style-name="P6">LibreOffice</text:p>
          </table:table-cell>
          <table:table-cell table:style-name="Tableau1.H59" office:value-type="string">
            <text:p text:style-name="P6">R</text:p>
          </table:table-cell>
          <table:table-cell table:style-name="Tableau1.I59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0" office:value-type="string">
            <text:p text:style-name="P6">Création de DVD vidéo avec un menu de navigation.</text:p>
          </table:table-cell>
          <table:table-cell table:style-name="Tableau1.D60" office:value-type="string">
            <text:p text:style-name="P6"/>
          </table:table-cell>
          <table:table-cell table:style-name="Tableau1.E60" office:value-type="string">
            <text:p text:style-name="P6">DVD Styler</text:p>
          </table:table-cell>
          <table:table-cell table:style-name="Tableau1.F60" office:value-type="string">
            <text:p text:style-name="P6">GPL</text:p>
          </table:table-cell>
          <table:table-cell table:style-name="Tableau1.G60" office:value-type="string">
            <text:p text:style-name="P6"/>
          </table:table-cell>
          <table:table-cell table:style-name="Tableau1.H60" office:value-type="string">
            <text:p text:style-name="P6">O</text:p>
          </table:table-cell>
          <table:table-cell table:style-name="Tableau1.I60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1" office:value-type="string">
            <text:p text:style-name="P6">Dessin (matriciel)</text:p>
          </table:table-cell>
          <table:table-cell table:style-name="Tableau1.D61" office:value-type="string">
            <text:p text:style-name="P6"/>
          </table:table-cell>
          <table:table-cell table:style-name="Tableau1.E61" office:value-type="string">
            <text:p text:style-name="P6">The Gimp</text:p>
          </table:table-cell>
          <table:table-cell table:style-name="Tableau1.F61" office:value-type="string">
            <text:p text:style-name="P6">GPL3</text:p>
          </table:table-cell>
          <table:table-cell table:style-name="Tableau1.G61" office:value-type="string">
            <text:p text:style-name="P6"/>
          </table:table-cell>
          <table:table-cell table:style-name="Tableau1.H61" office:value-type="string">
            <text:p text:style-name="P6">R</text:p>
          </table:table-cell>
          <table:table-cell table:style-name="Tableau1.I61" office:value-type="string">
            <text:p text:style-name="P6">XC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0.2</text:p>
          </table:table-cell>
          <table:table-cell table:style-name="Tableau1.J2" office:value-type="string">
            <text:p text:style-name="P6">2.10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2" office:value-type="string">
            <text:p text:style-name="P6">Dessin (vectoriel)</text:p>
          </table:table-cell>
          <table:table-cell table:style-name="Tableau1.D62" office:value-type="string">
            <text:p text:style-name="P6"/>
          </table:table-cell>
          <table:table-cell table:style-name="Tableau1.E62" office:value-type="string">
            <text:p text:style-name="P6">Inkscape</text:p>
          </table:table-cell>
          <table:table-cell table:style-name="Tableau1.F62" office:value-type="string">
            <text:p text:style-name="P6">GPL</text:p>
          </table:table-cell>
          <table:table-cell table:style-name="Tableau1.G62" office:value-type="string">
            <text:p text:style-name="P6"/>
          </table:table-cell>
          <table:table-cell table:style-name="Tableau1.H62" office:value-type="string">
            <text:p text:style-name="P6">O</text:p>
          </table:table-cell>
          <table:table-cell table:style-name="Tableau1.I62" office:value-type="string">
            <text:p text:style-name="P6">SVG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3" office:value-type="string">
            <text:p text:style-name="P6">diffusion multiformat</text:p>
          </table:table-cell>
          <table:table-cell table:style-name="Tableau1.D63" office:value-type="string">
            <text:p text:style-name="P6"/>
          </table:table-cell>
          <table:table-cell table:style-name="Tableau1.E63" office:value-type="string">
            <text:p text:style-name="P10">MultiDiff</text:p>
          </table:table-cell>
          <table:table-cell table:style-name="Tableau1.F63" office:value-type="string">
            <text:p text:style-name="P6">LGPL2.1</text:p>
          </table:table-cell>
          <table:table-cell table:style-name="Tableau1.G63" office:value-type="string">
            <text:p text:style-name="P6">LibreOffice</text:p>
          </table:table-cell>
          <table:table-cell table:style-name="Tableau1.H63" office:value-type="string">
            <text:p text:style-name="P6">R</text:p>
          </table:table-cell>
          <table:table-cell table:style-name="Tableau1.I63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4" office:value-type="string">
            <text:p text:style-name="P6">Éditeur de textes</text:p>
          </table:table-cell>
          <table:table-cell table:style-name="Tableau1.D64" office:value-type="string">
            <text:p text:style-name="P6"/>
          </table:table-cell>
          <table:table-cell table:style-name="Tableau1.E64" office:value-type="string">
            <text:p text:style-name="P6">Notepad++</text:p>
          </table:table-cell>
          <table:table-cell table:style-name="Tableau1.F64" office:value-type="string">
            <text:p text:style-name="P6">GPL</text:p>
          </table:table-cell>
          <table:table-cell table:style-name="Tableau1.G64" office:value-type="string">
            <text:p text:style-name="P6"/>
          </table:table-cell>
          <table:table-cell table:style-name="Tableau1.H64" office:value-type="string">
            <text:p text:style-name="P6">R</text:p>
          </table:table-cell>
          <table:table-cell table:style-name="Tableau1.I64" office:value-type="string">
            <text:p text:style-name="P6">TXT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7.5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5" office:value-type="string">
            <text:p text:style-name="P6">Éditeur HTML</text:p>
          </table:table-cell>
          <table:table-cell table:style-name="Tableau1.D65" office:value-type="string">
            <text:p text:style-name="P6"/>
          </table:table-cell>
          <table:table-cell table:style-name="Tableau1.E65" office:value-type="string">
            <text:p text:style-name="P6">BlueGriffon</text:p>
          </table:table-cell>
          <table:table-cell table:style-name="Tableau1.F65" office:value-type="string">
            <text:p text:style-name="P6">LGPL/GPL/MPL</text:p>
          </table:table-cell>
          <table:table-cell table:style-name="Tableau1.G65" office:value-type="string">
            <text:p text:style-name="P6">0</text:p>
          </table:table-cell>
          <table:table-cell table:style-name="Tableau1.H65" office:value-type="string">
            <text:p text:style-name="P6">R</text:p>
          </table:table-cell>
          <table:table-cell table:style-name="Tableau1.I6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6" office:value-type="string">
            <text:p text:style-name="P6">Enregistrement et édition de sons</text:p>
          </table:table-cell>
          <table:table-cell table:style-name="Tableau1.D66" office:value-type="string">
            <text:p text:style-name="P6">Enregistrement et édition de sons</text:p>
          </table:table-cell>
          <table:table-cell table:style-name="Tableau1.E66" office:value-type="string">
            <text:p text:style-name="P6">Audacity</text:p>
          </table:table-cell>
          <table:table-cell table:style-name="Tableau1.F66" office:value-type="string">
            <text:p text:style-name="P6">GPL2</text:p>
          </table:table-cell>
          <table:table-cell table:style-name="Tableau1.G66" office:value-type="string">
            <text:p text:style-name="P6"/>
          </table:table-cell>
          <table:table-cell table:style-name="Tableau1.H66" office:value-type="string">
            <text:p text:style-name="P6">R</text:p>
          </table:table-cell>
          <table:table-cell table:style-name="Tableau1.I66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7" office:value-type="string">
            <text:p text:style-name="P6">Ensemble d’outils destiné à aider les <text:soft-page-break/>lecteurs débutants ou en difficulté à décoder les mots en utilisant les principes de la lecture en couleur</text:p>
          </table:table-cell>
          <table:table-cell table:style-name="Tableau1.D67" office:value-type="string">
            <text:p text:style-name="P6"/>
          </table:table-cell>
          <table:table-cell table:style-name="Tableau1.E67" office:value-type="string">
            <text:p text:style-name="P9">LireCouleur</text:p>
          </table:table-cell>
          <table:table-cell table:style-name="Tableau1.F67" office:value-type="string">
            <text:p text:style-name="P6">LGPL-<text:soft-page-break/>v2.1</text:p>
          </table:table-cell>
          <table:table-cell table:style-name="Tableau1.G67" office:value-type="string">
            <text:p text:style-name="P6">LibreOffice</text:p>
          </table:table-cell>
          <table:table-cell table:style-name="Tableau1.H67" office:value-type="string">
            <text:p text:style-name="P6">R</text:p>
          </table:table-cell>
          <table:table-cell table:style-name="Tableau1.I6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8" office:value-type="string">
            <text:p text:style-name="P6">galerie d’images</text:p>
          </table:table-cell>
          <table:table-cell table:style-name="Tableau1.D68" office:value-type="string">
            <text:p text:style-name="P6">diagrammes informatiques</text:p>
          </table:table-cell>
          <table:table-cell table:style-name="Tableau1.E68" office:value-type="string">
            <text:p text:style-name="P9">VRT network equipment</text:p>
          </table:table-cell>
          <table:table-cell table:style-name="Tableau1.F68" office:value-type="string">
            <text:p text:style-name="P6">Ccbysa</text:p>
          </table:table-cell>
          <table:table-cell table:style-name="Tableau1.G68" office:value-type="string">
            <text:p text:style-name="P6">LibreOffice</text:p>
          </table:table-cell>
          <table:table-cell table:style-name="Tableau1.H68" office:value-type="string">
            <text:p text:style-name="P6">R</text:p>
          </table:table-cell>
          <table:table-cell table:style-name="Tableau1.I68" office:value-type="string">
            <text:p text:style-name="P6">odg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9" office:value-type="string">
            <text:p text:style-name="P6">Lecteur de fichiers ODF sous Android</text:p>
          </table:table-cell>
          <table:table-cell table:style-name="Tableau1.D69" office:value-type="string">
            <text:p text:style-name="P6"/>
          </table:table-cell>
          <table:table-cell table:style-name="Tableau1.E69" office:value-type="string">
            <text:p text:style-name="P6">OpenDocument Reader</text:p>
          </table:table-cell>
          <table:table-cell table:style-name="Tableau1.F69" office:value-type="string">
            <text:p text:style-name="P6">GPL</text:p>
          </table:table-cell>
          <table:table-cell table:style-name="Tableau1.G69" office:value-type="string">
            <text:p text:style-name="P6"/>
          </table:table-cell>
          <table:table-cell table:style-name="Tableau1.H69" office:value-type="string">
            <text:p text:style-name="P6">R</text:p>
          </table:table-cell>
          <table:table-cell table:style-name="Tableau1.I69" office:value-type="string">
            <text:p text:style-name="P6">O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0" office:value-type="string">
            <text:p text:style-name="P6">Lecteur de fichiers PDF sous Android</text:p>
          </table:table-cell>
          <table:table-cell table:style-name="Tableau1.D70" office:value-type="string">
            <text:p text:style-name="P6"/>
          </table:table-cell>
          <table:table-cell table:style-name="Tableau1.E70" office:value-type="string">
            <text:p text:style-name="P6">MuPDF</text:p>
          </table:table-cell>
          <table:table-cell table:style-name="Tableau1.F70" office:value-type="string">
            <text:p text:style-name="P6">GPL</text:p>
          </table:table-cell>
          <table:table-cell table:style-name="Tableau1.G70" office:value-type="string">
            <text:p text:style-name="P6"/>
          </table:table-cell>
          <table:table-cell table:style-name="Tableau1.H70" office:value-type="string">
            <text:p text:style-name="P6">R</text:p>
          </table:table-cell>
          <table:table-cell table:style-name="Tableau1.I70" office:value-type="string">
            <text:p text:style-name="P6">P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1" office:value-type="string">
            <text:p text:style-name="P6">Lecteur multimédia</text:p>
          </table:table-cell>
          <table:table-cell table:style-name="Tableau1.D71" office:value-type="string">
            <text:p text:style-name="P6">Lecteur Multimédia</text:p>
          </table:table-cell>
          <table:table-cell table:style-name="Tableau1.E71" office:value-type="string">
            <text:p text:style-name="P6">VLC</text:p>
          </table:table-cell>
          <table:table-cell table:style-name="Tableau1.F71" office:value-type="string">
            <text:p text:style-name="P6">GPL</text:p>
          </table:table-cell>
          <table:table-cell table:style-name="Tableau1.G71" office:value-type="string">
            <text:p text:style-name="P6"/>
          </table:table-cell>
          <table:table-cell table:style-name="Tableau1.H71" office:value-type="string">
            <text:p text:style-name="P6">R</text:p>
          </table:table-cell>
          <table:table-cell table:style-name="Tableau1.I71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2" office:value-type="string">
            <text:p text:style-name="P6">Lecture simple de fichier PDF</text:p>
          </table:table-cell>
          <table:table-cell table:style-name="Tableau1.D72" office:value-type="string">
            <text:p text:style-name="P6">sans remplissage de formulaire ni vérification de signature</text:p>
          </table:table-cell>
          <table:table-cell table:style-name="Tableau1.E72" office:value-type="string">
            <text:p text:style-name="P6">SumatraPDF</text:p>
          </table:table-cell>
          <table:table-cell table:style-name="Tableau1.F72" office:value-type="string">
            <text:p text:style-name="P6">GPL3</text:p>
          </table:table-cell>
          <table:table-cell table:style-name="Tableau1.G72" office:value-type="string">
            <text:p text:style-name="P6"/>
          </table:table-cell>
          <table:table-cell table:style-name="Tableau1.H72" office:value-type="string">
            <text:p text:style-name="P6">R</text:p>
          </table:table-cell>
          <table:table-cell table:style-name="Tableau1.I72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utiliser Evince</text:p>
          </table:table-cell>
          <table:table-cell table:style-name="Tableau1.J2" office:value-type="string">
            <text:p text:style-name="P6">3.1.2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3" office:value-type="string">
            <text:p text:style-name="P6">orientation de la page</text:p>
          </table:table-cell>
          <table:table-cell table:style-name="Tableau1.D73" office:value-type="string">
            <text:p text:style-name="P6"/>
          </table:table-cell>
          <table:table-cell table:style-name="Tableau1.E73" office:value-type="string">
            <text:p text:style-name="P9">PortraitOrLandscape</text:p>
          </table:table-cell>
          <table:table-cell table:style-name="Tableau1.F73" office:value-type="string">
            <text:p text:style-name="P6">LGPL3</text:p>
          </table:table-cell>
          <table:table-cell table:style-name="Tableau1.G73" office:value-type="string">
            <text:p text:style-name="P6">LibreOffice</text:p>
          </table:table-cell>
          <table:table-cell table:style-name="Tableau1.H73" office:value-type="string">
            <text:p text:style-name="P6">R</text:p>
          </table:table-cell>
          <table:table-cell table:style-name="Tableau1.I73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4" office:value-type="string">
            <text:p text:style-name="P6">Outil de fusion, extraction et découpage de fichiers PDF. Il permet aussi de changer le sens des pages.</text:p>
          </table:table-cell>
          <table:table-cell table:style-name="Tableau1.D74" office:value-type="string">
            <text:p text:style-name="P6"/>
          </table:table-cell>
          <table:table-cell table:style-name="Tableau1.E74" office:value-type="string">
            <text:p text:style-name="P6">PDFSam Basic</text:p>
          </table:table-cell>
          <table:table-cell table:style-name="Tableau1.F74" office:value-type="string">
            <text:p text:style-name="P6">AGPL3</text:p>
          </table:table-cell>
          <table:table-cell table:style-name="Tableau1.G74" office:value-type="string">
            <text:p text:style-name="P6"/>
          </table:table-cell>
          <table:table-cell table:style-name="Tableau1.H74" office:value-type="string">
            <text:p text:style-name="P6"/>
          </table:table-cell>
          <table:table-cell table:style-name="Tableau1.I74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4.0</text:p>
          </table:table-cell>
          <table:table-cell table:style-name="Tableau1.J2" office:value-type="string">
            <text:p text:style-name="P6">4.0 (3.3.7 pour 32b)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5" office:value-type="string">
            <text:p text:style-name="P6">PAO</text:p>
          </table:table-cell>
          <table:table-cell table:style-name="Tableau1.D75" office:value-type="string">
            <text:p text:style-name="P6"/>
          </table:table-cell>
          <table:table-cell table:style-name="Tableau1.E75" office:value-type="string">
            <text:p text:style-name="P6">Scribus</text:p>
          </table:table-cell>
          <table:table-cell table:style-name="Tableau1.F75" office:value-type="string">
            <text:p text:style-name="P6">GPL2</text:p>
          </table:table-cell>
          <table:table-cell table:style-name="Tableau1.G75" office:value-type="string">
            <text:p text:style-name="P6">0</text:p>
          </table:table-cell>
          <table:table-cell table:style-name="Tableau1.H75" office:value-type="string">
            <text:p text:style-name="P6">R</text:p>
          </table:table-cell>
          <table:table-cell table:style-name="Tableau1.I75" office:value-type="string">
            <text:p text:style-name="P6">SLA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6" office:value-type="string">
            <text:p text:style-name="P6">schémas</text:p>
          </table:table-cell>
          <table:table-cell table:style-name="Tableau1.D76" office:value-type="string">
            <text:p text:style-name="P6"/>
          </table:table-cell>
          <table:table-cell table:style-name="Tableau1.E76" office:value-type="string">
            <text:p text:style-name="P6">draw.io Desktop</text:p>
          </table:table-cell>
          <table:table-cell table:style-name="Tableau1.F76" office:value-type="string">
            <text:p text:style-name="P6">Apache</text:p>
          </table:table-cell>
          <table:table-cell table:style-name="Tableau1.G76" office:value-type="string">
            <text:p text:style-name="P6"/>
          </table:table-cell>
          <table:table-cell table:style-name="Tableau1.H76" office:value-type="string">
            <text:p text:style-name="P6">O</text:p>
          </table:table-cell>
          <table:table-cell table:style-name="Tableau1.I76" office:value-type="string">
            <text:p text:style-name="P6">images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77" office:value-type="string">
            <text:p text:style-name="P6">Suite bureautique</text:p>
          </table:table-cell>
          <table:table-cell table:style-name="Tableau1.D77" office:value-type="string">
            <text:p text:style-name="P6"/>
          </table:table-cell>
          <table:table-cell table:style-name="Tableau1.E77" office:value-type="string">
            <text:p text:style-name="P6">LibreOffice</text:p>
          </table:table-cell>
          <table:table-cell table:style-name="Tableau1.F77" office:value-type="string">
            <text:p text:style-name="P6">MPL2</text:p>
          </table:table-cell>
          <table:table-cell table:style-name="Tableau1.G77" office:value-type="string">
            <text:p text:style-name="P6"/>
          </table:table-cell>
          <table:table-cell table:style-name="Tableau1.H77" office:value-type="string">
            <text:p text:style-name="P6">R</text:p>
          </table:table-cell>
          <table:table-cell table:style-name="Tableau1.I77" office:value-type="string">
            <text:p text:style-name="P6">ODF 1.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82" table:number-rows-spanned="5" office:value-type="string">
            <text:p text:style-name="P6">messagerie agenda contacts</text:p>
          </table:table-cell>
          <table:table-cell table:style-name="Tableau1.C78" office:value-type="string">
            <text:p text:style-name="P6">Courrielleur</text:p>
          </table:table-cell>
          <table:table-cell table:style-name="Tableau1.D78" office:value-type="string">
            <text:p text:style-name="P6">Courrielleur</text:p>
          </table:table-cell>
          <table:table-cell table:style-name="Tableau1.E78" office:value-type="string">
            <text:p text:style-name="P6">Thunderbird</text:p>
          </table:table-cell>
          <table:table-cell table:style-name="Tableau1.F78" office:value-type="string">
            <text:p text:style-name="P6">MPL2</text:p>
          </table:table-cell>
          <table:table-cell table:style-name="Tableau1.G78" office:value-type="string">
            <text:p text:style-name="P6">0</text:p>
          </table:table-cell>
          <table:table-cell table:style-name="Tableau1.H78" office:value-type="string">
            <text:p text:style-name="P6">R</text:p>
          </table:table-cell>
          <table:table-cell table:style-name="Tableau1.I7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9" office:value-type="string">
            <text:p text:style-name="P6">Courrielleur pour Android</text:p>
          </table:table-cell>
          <table:table-cell table:style-name="Tableau1.D79" office:value-type="string">
            <text:p text:style-name="P6">Client de Messagerie</text:p>
          </table:table-cell>
          <table:table-cell table:style-name="Tableau1.E79" office:value-type="string">
            <text:p text:style-name="P9">K-9 Mail</text:p>
          </table:table-cell>
          <table:table-cell table:style-name="Tableau1.F79" office:value-type="string">
            <text:p text:style-name="P6">apache V2.0</text:p>
          </table:table-cell>
          <table:table-cell table:style-name="Tableau1.G79" office:value-type="string">
            <text:p text:style-name="P6">K-9 Mail</text:p>
          </table:table-cell>
          <table:table-cell table:style-name="Tableau1.H79" office:value-type="string">
            <text:p text:style-name="P6">O</text:p>
          </table:table-cell>
          <table:table-cell table:style-name="Tableau1.I79" office:value-type="string">
            <text:p text:style-name="P6"/>
          </table:table-cell>
          <table:table-cell table:style-name="Tableau1.J2" office:value-type="string">
            <text:p text:style-name="P6">n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600</text:p>
          </table:table-cell>
          <table:table-cell table:style-name="Tableau1.J2" office:value-type="string">
            <text:p text:style-name="P6">o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80" office:value-type="string">
            <text:p text:style-name="P6">liste de diffusion/discussion</text:p>
          </table:table-cell>
          <table:table-cell table:style-name="Tableau1.D80" office:value-type="string">
            <text:p text:style-name="P6"/>
          </table:table-cell>
          <table:table-cell table:style-name="Tableau1.E80" office:value-type="string">
            <text:p text:style-name="P6">Sympa</text:p>
          </table:table-cell>
          <table:table-cell table:style-name="Tableau1.F80" office:value-type="string">
            <text:p text:style-name="P6"/>
          </table:table-cell>
          <table:table-cell table:style-name="Tableau1.G80" office:value-type="string">
            <text:p text:style-name="P6"/>
          </table:table-cell>
          <table:table-cell table:style-name="Tableau1.H80" office:value-type="string">
            <text:p text:style-name="P6">O</text:p>
          </table:table-cell>
          <table:table-cell table:style-name="Tableau1.I8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1" office:value-type="string">
            <text:p text:style-name="P6">messagerie instantanée</text:p>
          </table:table-cell>
          <table:table-cell table:style-name="Tableau1.D81" office:value-type="string">
            <text:p text:style-name="P6"/>
          </table:table-cell>
          <table:table-cell table:style-name="Tableau1.E81" office:value-type="string">
            <text:p text:style-name="P6">Rocketchat</text:p>
          </table:table-cell>
          <table:table-cell table:style-name="Tableau1.F81" office:value-type="string">
            <text:p text:style-name="P6"/>
          </table:table-cell>
          <table:table-cell table:style-name="Tableau1.G81" office:value-type="string">
            <text:p text:style-name="P6"/>
          </table:table-cell>
          <table:table-cell table:style-name="Tableau1.H81" office:value-type="string">
            <text:p text:style-name="P6">R</text:p>
          </table:table-cell>
          <table:table-cell table:style-name="Tableau1.I8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2" office:value-type="string">
            <text:p text:style-name="P6">Rendez-vous</text:p>
          </table:table-cell>
          <table:table-cell table:style-name="Tableau1.D82" office:value-type="string">
            <text:p text:style-name="P6"/>
          </table:table-cell>
          <table:table-cell table:style-name="Tableau1.E82" office:value-type="string">
            <text:p text:style-name="P6">Framadate</text:p>
          </table:table-cell>
          <table:table-cell table:style-name="Tableau1.F82" office:value-type="string">
            <text:p text:style-name="P6"/>
          </table:table-cell>
          <table:table-cell table:style-name="Tableau1.G82" office:value-type="string">
            <text:p text:style-name="P8"/>
          </table:table-cell>
          <table:table-cell table:style-name="Tableau1.H82" office:value-type="string">
            <text:p text:style-name="P6">O</text:p>
          </table:table-cell>
          <table:table-cell table:style-name="Tableau1.I8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7" table:number-rows-spanned="5" office:value-type="string">
            <text:p text:style-name="P6">navigateur web</text:p>
          </table:table-cell>
          <table:table-cell table:style-name="Tableau1.C83" office:value-type="string">
            <text:p text:style-name="P6">bloqueur des publicités et des pisteurs</text:p>
          </table:table-cell>
          <table:table-cell table:style-name="Tableau1.D83" office:value-type="string">
            <text:p text:style-name="P6"/>
          </table:table-cell>
          <table:table-cell table:style-name="Tableau1.E83" office:value-type="string">
            <text:p text:style-name="P9">Ublock Origin</text:p>
          </table:table-cell>
          <table:table-cell table:style-name="Tableau1.F83" office:value-type="string">
            <text:p text:style-name="P6">GPL3</text:p>
          </table:table-cell>
          <table:table-cell table:style-name="Tableau1.G83" office:value-type="string">
            <text:p text:style-name="P6">Firefox</text:p>
          </table:table-cell>
          <table:table-cell table:style-name="Tableau1.H83" office:value-type="string">
            <text:p text:style-name="P6"/>
          </table:table-cell>
          <table:table-cell table:style-name="Tableau1.I8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4" office:value-type="string">
            <text:p text:style-name="P6">correction grammaticale</text:p>
          </table:table-cell>
          <table:table-cell table:style-name="Tableau1.D84" office:value-type="string">
            <text:p text:style-name="P6"/>
          </table:table-cell>
          <table:table-cell table:style-name="Tableau1.E84" office:value-type="string">
            <text:p text:style-name="P9">Grammalecte</text:p>
          </table:table-cell>
          <table:table-cell table:style-name="Tableau1.F84" office:value-type="string">
            <text:p text:style-name="P6">GPL3</text:p>
          </table:table-cell>
          <table:table-cell table:style-name="Tableau1.G84" office:value-type="string">
            <text:p text:style-name="P6">Firefox</text:p>
          </table:table-cell>
          <table:table-cell table:style-name="Tableau1.H84" office:value-type="string">
            <text:p text:style-name="P6">R</text:p>
          </table:table-cell>
          <table:table-cell table:style-name="Tableau1.I84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5" office:value-type="string">
            <text:p text:style-name="P6">Navigateur</text:p>
          </table:table-cell>
          <table:table-cell table:style-name="Tableau1.D85" office:value-type="string">
            <text:p text:style-name="P6">Navigateur</text:p>
          </table:table-cell>
          <table:table-cell table:style-name="Tableau1.E85" office:value-type="string">
            <text:p text:style-name="P6">Firefox ESR</text:p>
          </table:table-cell>
          <table:table-cell table:style-name="Tableau1.F85" office:value-type="string">
            <text:p text:style-name="P6">MPL2</text:p>
          </table:table-cell>
          <table:table-cell table:style-name="Tableau1.G85" office:value-type="string">
            <text:p text:style-name="P6">0</text:p>
          </table:table-cell>
          <table:table-cell table:style-name="Tableau1.H85" office:value-type="string">
            <text:p text:style-name="P6">R</text:p>
          </table:table-cell>
          <table:table-cell table:style-name="Tableau1.I8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6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6" office:value-type="string">
            <text:p text:style-name="P6">Pour utiliser ses codes</text:p>
          </table:table-cell>
          <table:table-cell table:style-name="Tableau1.D86" office:value-type="string">
            <text:p text:style-name="P6">Pour utiliser ses codes</text:p>
          </table:table-cell>
          <table:table-cell table:style-name="Tableau1.E86" office:value-type="string">
            <text:p text:style-name="P9">KeeFox</text:p>
          </table:table-cell>
          <table:table-cell table:style-name="Tableau1.F86" office:value-type="string">
            <text:p text:style-name="P6">GPL V2.0</text:p>
          </table:table-cell>
          <table:table-cell table:style-name="Tableau1.G86" office:value-type="string">
            <text:p text:style-name="P6">Firefox</text:p>
          </table:table-cell>
          <table:table-cell table:style-name="Tableau1.H86" office:value-type="string">
            <text:p text:style-name="P6">O</text:p>
          </table:table-cell>
          <table:table-cell table:style-name="Tableau1.I86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7" office:value-type="string">
            <text:p text:style-name="P6">recherche</text:p>
          </table:table-cell>
          <table:table-cell table:style-name="Tableau1.D87" office:value-type="string">
            <text:p text:style-name="P6"/>
          </table:table-cell>
          <table:table-cell table:style-name="Tableau1.E87" office:value-type="string">
            <text:p text:style-name="P9">Qwant</text:p>
          </table:table-cell>
          <table:table-cell table:style-name="Tableau1.F87" office:value-type="string">
            <text:p text:style-name="P6">Licence MIT/X11</text:p>
          </table:table-cell>
          <table:table-cell table:style-name="Tableau1.G87" office:value-type="string">
            <text:p text:style-name="P6">Firefox</text:p>
          </table:table-cell>
          <table:table-cell table:style-name="Tableau1.H87" office:value-type="string">
            <text:p text:style-name="P6">R</text:p>
          </table:table-cell>
          <table:table-cell table:style-name="Tableau1.I87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0" table:number-rows-spanned="3" office:value-type="string">
            <text:p text:style-name="P6">outil de productivité</text:p>
          </table:table-cell>
          <table:table-cell table:style-name="Tableau1.C88" office:value-type="string">
            <text:p text:style-name="P6">Gestion de projet</text:p>
          </table:table-cell>
          <table:table-cell table:style-name="Tableau1.D88" office:value-type="string">
            <text:p text:style-name="P6"/>
          </table:table-cell>
          <table:table-cell table:style-name="Tableau1.E88" office:value-type="string">
            <text:p text:style-name="P6">ProjectLibre</text:p>
          </table:table-cell>
          <table:table-cell table:style-name="Tableau1.F88" office:value-type="string">
            <text:p text:style-name="P6">CPA</text:p>
          </table:table-cell>
          <table:table-cell table:style-name="Tableau1.G88" office:value-type="string">
            <text:p text:style-name="P6"/>
          </table:table-cell>
          <table:table-cell table:style-name="Tableau1.H88" office:value-type="string">
            <text:p text:style-name="P6">R</text:p>
          </table:table-cell>
          <table:table-cell table:style-name="Tableau1.I88" office:value-type="string">
            <text:p text:style-name="P6">POD et X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9" office:value-type="string">
            <text:p text:style-name="P6">gestion de tâches</text:p>
          </table:table-cell>
          <table:table-cell table:style-name="Tableau1.D89" office:value-type="string">
            <text:p text:style-name="P6"/>
          </table:table-cell>
          <table:table-cell table:style-name="Tableau1.E89" office:value-type="string">
            <text:p text:style-name="P6">Wekan</text:p>
          </table:table-cell>
          <table:table-cell table:style-name="Tableau1.F89" office:value-type="string">
            <text:p text:style-name="P6"/>
          </table:table-cell>
          <table:table-cell table:style-name="Tableau1.G89" office:value-type="string">
            <text:p text:style-name="P6"/>
          </table:table-cell>
          <table:table-cell table:style-name="Tableau1.H89" office:value-type="string">
            <text:p text:style-name="P6">O</text:p>
          </table:table-cell>
          <table:table-cell table:style-name="Tableau1.I8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0" office:value-type="string">
            <text:p text:style-name="P6">Grapheur d'idées</text:p>
          </table:table-cell>
          <table:table-cell table:style-name="Tableau1.D90" office:value-type="string">
            <text:p text:style-name="P6"/>
          </table:table-cell>
          <table:table-cell table:style-name="Tableau1.E90" office:value-type="string">
            <text:p text:style-name="P6">Freeplane</text:p>
          </table:table-cell>
          <table:table-cell table:style-name="Tableau1.F90" office:value-type="string">
            <text:p text:style-name="P6">GPL2</text:p>
          </table:table-cell>
          <table:table-cell table:style-name="Tableau1.G90" office:value-type="string">
            <text:p text:style-name="P6"/>
          </table:table-cell>
          <table:table-cell table:style-name="Tableau1.H90" office:value-type="string">
            <text:p text:style-name="P6">R</text:p>
          </table:table-cell>
          <table:table-cell table:style-name="Tableau1.I90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92" table:number-rows-spanned="2" office:value-type="string">
            <text:p text:style-name="P6">visiophonie</text:p>
          </table:table-cell>
          <table:table-cell table:style-name="Tableau1.C91" office:value-type="string">
            <text:p text:style-name="P6">Outils VisoConférence</text:p>
          </table:table-cell>
          <table:table-cell table:style-name="Tableau1.D91" office:value-type="string">
            <text:p text:style-name="P6"/>
          </table:table-cell>
          <table:table-cell table:style-name="Tableau1.E91" office:value-type="string">
            <text:p text:style-name="P6">JITSI</text:p>
          </table:table-cell>
          <table:table-cell table:style-name="Tableau1.F91" office:value-type="string">
            <text:p text:style-name="P6"/>
          </table:table-cell>
          <table:table-cell table:style-name="Tableau1.G91" office:value-type="string">
            <text:p text:style-name="P6"/>
          </table:table-cell>
          <table:table-cell table:style-name="Tableau1.H91" office:value-type="string">
            <text:p text:style-name="P6">R</text:p>
          </table:table-cell>
          <table:table-cell table:style-name="Tableau1.I9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2" office:value-type="string">
            <text:p text:style-name="P6">webconférence</text:p>
          </table:table-cell>
          <table:table-cell table:style-name="Tableau1.D92" office:value-type="string">
            <text:p text:style-name="P6"/>
          </table:table-cell>
          <table:table-cell table:style-name="Tableau1.E92" office:value-type="string">
            <text:p text:style-name="P6">Jitsi</text:p>
          </table:table-cell>
          <table:table-cell table:style-name="Tableau1.F92" office:value-type="string">
            <text:p text:style-name="P6">0</text:p>
          </table:table-cell>
          <table:table-cell table:style-name="Tableau1.G92" office:value-type="string">
            <text:p text:style-name="P6">0</text:p>
          </table:table-cell>
          <table:table-cell table:style-name="Tableau1.H92" office:value-type="string">
            <text:p text:style-name="P6">R</text:p>
          </table:table-cell>
          <table:table-cell table:style-name="Tableau1.I9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9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table-cell table:style-name="Tableau1.A94" table:number-rows-spanned="2" office:value-type="string">
            <text:p text:style-name="P6">Intégration &amp; Échanges</text:p>
          </table:table-cell>
          <table:table-cell table:style-name="Tableau1.B93" office:value-type="string">
            <text:p text:style-name="P6">Serveur d'impression</text:p>
          </table:table-cell>
          <table:table-cell table:style-name="Tableau1.C93" office:value-type="string">
            <text:p text:style-name="P6">Serveur d'impression</text:p>
          </table:table-cell>
          <table:table-cell table:style-name="Tableau1.D93" office:value-type="string">
            <text:p text:style-name="P6">Services déconcentrés</text:p>
          </table:table-cell>
          <table:table-cell table:style-name="Tableau1.E93" office:value-type="string">
            <text:p text:style-name="P6">Cups</text:p>
          </table:table-cell>
          <table:table-cell table:style-name="Tableau1.F93" office:value-type="string">
            <text:p text:style-name="P6"/>
          </table:table-cell>
          <table:table-cell table:style-name="Tableau1.G93" office:value-type="string">
            <text:p text:style-name="P6"/>
          </table:table-cell>
          <table:table-cell table:style-name="Tableau1.H93" office:value-type="string">
            <text:p text:style-name="P6">R</text:p>
          </table:table-cell>
          <table:table-cell table:style-name="Tableau1.I9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4" office:value-type="string">
            <text:p text:style-name="P6">Serveur SMTP</text:p>
          </table:table-cell>
          <table:table-cell table:style-name="Tableau1.C94" office:value-type="string">
            <text:p text:style-name="P6">Messagerie system</text:p>
          </table:table-cell>
          <table:table-cell table:style-name="Tableau1.D94" office:value-type="string">
            <text:p text:style-name="P6">Services déconcentrés</text:p>
          </table:table-cell>
          <table:table-cell table:style-name="Tableau1.E94" office:value-type="string">
            <text:p text:style-name="P6">Postfix</text:p>
          </table:table-cell>
          <table:table-cell table:style-name="Tableau1.F94" office:value-type="string">
            <text:p text:style-name="P6"/>
          </table:table-cell>
          <table:table-cell table:style-name="Tableau1.G94" office:value-type="string">
            <text:p text:style-name="P6"/>
          </table:table-cell>
          <table:table-cell table:style-name="Tableau1.H94" office:value-type="string">
            <text:p text:style-name="P6">R</text:p>
          </table:table-cell>
          <table:table-cell table:style-name="Tableau1.I9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01" table:number-rows-spanned="7" office:value-type="string">
            <text:p text:style-name="P6">Logiciel Système et Virtualisation</text:p>
          </table:table-cell>
          <table:table-cell table:style-name="Tableau1.B95" office:value-type="string">
            <text:p text:style-name="P6">Haute disponibilité (OS)</text:p>
          </table:table-cell>
          <table:table-cell table:style-name="Tableau1.C95" office:value-type="string">
            <text:p text:style-name="P6">Haute Disponibilté</text:p>
          </table:table-cell>
          <table:table-cell table:style-name="Tableau1.D95" office:value-type="string">
            <text:p text:style-name="P6">Infra virtuelle</text:p>
          </table:table-cell>
          <table:table-cell table:style-name="Tableau1.E95" office:value-type="string">
            <text:p text:style-name="P6">Pacemaker – corosync</text:p>
          </table:table-cell>
          <table:table-cell table:style-name="Tableau1.F95" office:value-type="string">
            <text:p text:style-name="P6"/>
          </table:table-cell>
          <table:table-cell table:style-name="Tableau1.G95" office:value-type="string">
            <text:p text:style-name="P6"/>
          </table:table-cell>
          <table:table-cell table:style-name="Tableau1.H95" office:value-type="string">
            <text:p text:style-name="P6">R</text:p>
          </table:table-cell>
          <table:table-cell table:style-name="Tableau1.I9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8" table:number-rows-spanned="3" office:value-type="string">
            <text:p text:style-name="P6">Système d'Exploitation</text:p>
          </table:table-cell>
          <table:table-cell table:style-name="Tableau1.C96" office:value-type="string">
            <text:p text:style-name="P6">Distribution GNU/Linux</text:p>
          </table:table-cell>
          <table:table-cell table:style-name="Tableau1.D96" office:value-type="string">
            <text:p text:style-name="P6">En centre de production</text:p>
          </table:table-cell>
          <table:table-cell table:style-name="Tableau1.E96" office:value-type="string">
            <text:p text:style-name="P6">CentOS (souche Redhat)</text:p>
          </table:table-cell>
          <table:table-cell table:style-name="Tableau1.F96" office:value-type="string">
            <text:p text:style-name="P6"/>
          </table:table-cell>
          <table:table-cell table:style-name="Tableau1.G96" office:value-type="string">
            <text:p text:style-name="P6"/>
          </table:table-cell>
          <table:table-cell table:style-name="Tableau1.H96" office:value-type="string">
            <text:p text:style-name="P6">R</text:p>
          </table:table-cell>
          <table:table-cell table:style-name="Tableau1.I9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7" office:value-type="string">
            <text:p text:style-name="P6">Distribution GNU/Linux</text:p>
          </table:table-cell>
          <table:table-cell table:style-name="Tableau1.D97" office:value-type="string">
            <text:p text:style-name="P6">Services déconcentrés</text:p>
          </table:table-cell>
          <table:table-cell table:style-name="Tableau1.E97" office:value-type="string">
            <text:p text:style-name="P6">Ubuntu – Eole</text:p>
          </table:table-cell>
          <table:table-cell table:style-name="Tableau1.F97" office:value-type="string">
            <text:p text:style-name="P6"/>
          </table:table-cell>
          <table:table-cell table:style-name="Tableau1.G97" office:value-type="string">
            <text:p text:style-name="P6"/>
          </table:table-cell>
          <table:table-cell table:style-name="Tableau1.H97" office:value-type="string">
            <text:p text:style-name="P6">R</text:p>
          </table:table-cell>
          <table:table-cell table:style-name="Tableau1.I9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8" office:value-type="string">
            <text:p text:style-name="P6">Distribution GNU/Linux</text:p>
          </table:table-cell>
          <table:table-cell table:style-name="Tableau1.D98" office:value-type="string">
            <text:p text:style-name="P6">En centre de production</text:p>
          </table:table-cell>
          <table:table-cell table:style-name="Tableau1.E98" office:value-type="string">
            <text:p text:style-name="P6">Debian</text:p>
          </table:table-cell>
          <table:table-cell table:style-name="Tableau1.F98" office:value-type="string">
            <text:p text:style-name="P6"/>
          </table:table-cell>
          <table:table-cell table:style-name="Tableau1.G98" office:value-type="string">
            <text:p text:style-name="P6"/>
          </table:table-cell>
          <table:table-cell table:style-name="Tableau1.H98" office:value-type="string">
            <text:p text:style-name="P6">R</text:p>
          </table:table-cell>
          <table:table-cell table:style-name="Tableau1.I9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01" table:number-rows-spanned="3" office:value-type="string">
            <text:p text:style-name="P6">Virtualisation serveur et jusqu'à plateforme</text:p>
          </table:table-cell>
          <table:table-cell table:style-name="Tableau1.C99" office:value-type="string">
            <text:p text:style-name="P6">Hyperviseur</text:p>
          </table:table-cell>
          <table:table-cell table:style-name="Tableau1.D99" office:value-type="string">
            <text:p text:style-name="P6">Virtualisation serveurs</text:p>
          </table:table-cell>
          <table:table-cell table:style-name="Tableau1.E99" office:value-type="string">
            <text:p text:style-name="P6">KVM</text:p>
          </table:table-cell>
          <table:table-cell table:style-name="Tableau1.F99" office:value-type="string">
            <text:p text:style-name="P6"/>
          </table:table-cell>
          <table:table-cell table:style-name="Tableau1.G99" office:value-type="string">
            <text:p text:style-name="P6"/>
          </table:table-cell>
          <table:table-cell table:style-name="Tableau1.H99" office:value-type="string">
            <text:p text:style-name="P6">R</text:p>
          </table:table-cell>
          <table:table-cell table:style-name="Tableau1.I9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0" office:value-type="string">
            <text:p text:style-name="P6">IaaS – 2</text:p>
          </table:table-cell>
          <table:table-cell table:style-name="Tableau1.D100" office:value-type="string">
            <text:p text:style-name="P6">Infonuage</text:p>
          </table:table-cell>
          <table:table-cell table:style-name="Tableau1.E100" office:value-type="string">
            <text:p text:style-name="P6">OpenStack</text:p>
          </table:table-cell>
          <table:table-cell table:style-name="Tableau1.F100" office:value-type="string">
            <text:p text:style-name="P6"/>
          </table:table-cell>
          <table:table-cell table:style-name="Tableau1.G100" office:value-type="string">
            <text:p text:style-name="P6"/>
          </table:table-cell>
          <table:table-cell table:style-name="Tableau1.H100" office:value-type="string">
            <text:p text:style-name="P6">R</text:p>
          </table:table-cell>
          <table:table-cell table:style-name="Tableau1.I10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1" office:value-type="string">
            <text:p text:style-name="P6">Virtualisation de serveurs</text:p>
          </table:table-cell>
          <table:table-cell table:style-name="Tableau1.D101" office:value-type="string">
            <text:p text:style-name="P6">Infra virtuelle</text:p>
          </table:table-cell>
          <table:table-cell table:style-name="Tableau1.E101" office:value-type="string">
            <text:p text:style-name="P6">OpenNebula</text:p>
          </table:table-cell>
          <table:table-cell table:style-name="Tableau1.F101" office:value-type="string">
            <text:p text:style-name="P6"/>
          </table:table-cell>
          <table:table-cell table:style-name="Tableau1.G101" office:value-type="string">
            <text:p text:style-name="P6"/>
          </table:table-cell>
          <table:table-cell table:style-name="Tableau1.H101" office:value-type="string">
            <text:p text:style-name="P6">R</text:p>
          </table:table-cell>
          <table:table-cell table:style-name="Tableau1.I10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30" table:number-rows-spanned="29" office:value-type="string">
            <text:p text:style-name="P6">Opérations</text:p>
          </table:table-cell>
          <table:table-cell table:style-name="Tableau1.B109" table:number-rows-spanned="8" office:value-type="string">
            <text:p text:style-name="P6">Outils système &amp; virtualisation</text:p>
          </table:table-cell>
          <table:table-cell table:style-name="Tableau1.C102" office:value-type="string">
            <text:p text:style-name="P6">conteneurs logiciels.</text:p>
          </table:table-cell>
          <table:table-cell table:style-name="Tableau1.D102" office:value-type="string">
            <text:p text:style-name="P6">Services déconcentrés</text:p>
          </table:table-cell>
          <table:table-cell table:style-name="Tableau1.E102" office:value-type="string">
            <text:p text:style-name="P6">Docker</text:p>
          </table:table-cell>
          <table:table-cell table:style-name="Tableau1.F102" office:value-type="string">
            <text:p text:style-name="P6"/>
          </table:table-cell>
          <table:table-cell table:style-name="Tableau1.G102" office:value-type="string">
            <text:p text:style-name="P6"/>
          </table:table-cell>
          <table:table-cell table:style-name="Tableau1.H102" office:value-type="string">
            <text:p text:style-name="P6">R</text:p>
          </table:table-cell>
          <table:table-cell table:style-name="Tableau1.I10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6" table:number-rows-spanned="4" office:value-type="string">
            <text:p text:style-name="P6">Déploiement</text:p>
          </table:table-cell>
          <table:table-cell table:style-name="Tableau1.D103" office:value-type="string">
            <text:p text:style-name="P6">Services déconcentrés</text:p>
          </table:table-cell>
          <table:table-cell table:style-name="Tableau1.E103" office:value-type="string">
            <text:p text:style-name="P6">SaltStack</text:p>
          </table:table-cell>
          <table:table-cell table:style-name="Tableau1.F103" office:value-type="string">
            <text:p text:style-name="P6"/>
          </table:table-cell>
          <table:table-cell table:style-name="Tableau1.G103" office:value-type="string">
            <text:p text:style-name="P6"/>
          </table:table-cell>
          <table:table-cell table:style-name="Tableau1.H103" office:value-type="string">
            <text:p text:style-name="P6">R</text:p>
          </table:table-cell>
          <table:table-cell table:style-name="Tableau1.I10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4" office:value-type="string">
            <text:p text:style-name="P6">Services déconcentrés</text:p>
          </table:table-cell>
          <table:table-cell table:style-name="Tableau1.E104" office:value-type="string">
            <text:p text:style-name="P6">Ansible</text:p>
          </table:table-cell>
          <table:table-cell table:style-name="Tableau1.F104" office:value-type="string">
            <text:p text:style-name="P6"/>
          </table:table-cell>
          <table:table-cell table:style-name="Tableau1.G104" office:value-type="string">
            <text:p text:style-name="P6"/>
          </table:table-cell>
          <table:table-cell table:style-name="Tableau1.H104" office:value-type="string">
            <text:p text:style-name="P6">R</text:p>
          </table:table-cell>
          <table:table-cell table:style-name="Tableau1.I10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5" office:value-type="string">
            <text:p text:style-name="P6">Services déconcentrés</text:p>
          </table:table-cell>
          <table:table-cell table:style-name="Tableau1.E105" office:value-type="string">
            <text:p text:style-name="P6">CONSUL</text:p>
          </table:table-cell>
          <table:table-cell table:style-name="Tableau1.F105" office:value-type="string">
            <text:p text:style-name="P6"/>
          </table:table-cell>
          <table:table-cell table:style-name="Tableau1.G105" office:value-type="string">
            <text:p text:style-name="P6"/>
          </table:table-cell>
          <table:table-cell table:style-name="Tableau1.H105" office:value-type="string">
            <text:p text:style-name="P6">O</text:p>
          </table:table-cell>
          <table:table-cell table:style-name="Tableau1.I10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6" office:value-type="string">
            <text:p text:style-name="P6">Services déconcentrés</text:p>
          </table:table-cell>
          <table:table-cell table:style-name="Tableau1.E106" office:value-type="string">
            <text:p text:style-name="P6">Packer</text:p>
          </table:table-cell>
          <table:table-cell table:style-name="Tableau1.F106" office:value-type="string">
            <text:p text:style-name="P6"/>
          </table:table-cell>
          <table:table-cell table:style-name="Tableau1.G106" office:value-type="string">
            <text:p text:style-name="P6"/>
          </table:table-cell>
          <table:table-cell table:style-name="Tableau1.H106" office:value-type="string">
            <text:p text:style-name="P6">O</text:p>
          </table:table-cell>
          <table:table-cell table:style-name="Tableau1.I10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9" table:number-rows-spanned="3" office:value-type="string">
            <text:p text:style-name="P6">orchestration</text:p>
          </table:table-cell>
          <table:table-cell table:style-name="Tableau1.D107" office:value-type="string">
            <text:p text:style-name="P6">conteneurs</text:p>
          </table:table-cell>
          <table:table-cell table:style-name="Tableau1.E107" office:value-type="string">
            <text:p text:style-name="P6">Swarm</text:p>
          </table:table-cell>
          <table:table-cell table:style-name="Tableau1.F107" office:value-type="string">
            <text:p text:style-name="P6"/>
          </table:table-cell>
          <table:table-cell table:style-name="Tableau1.G107" office:value-type="string">
            <text:p text:style-name="P6"/>
          </table:table-cell>
          <table:table-cell table:style-name="Tableau1.H107" office:value-type="string">
            <text:p text:style-name="P6">O</text:p>
          </table:table-cell>
          <table:table-cell table:style-name="Tableau1.I10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8" office:value-type="string">
            <text:p text:style-name="P6">conteneurs</text:p>
          </table:table-cell>
          <table:table-cell table:style-name="Tableau1.E108" office:value-type="string">
            <text:p text:style-name="P6">Kubernetes</text:p>
          </table:table-cell>
          <table:table-cell table:style-name="Tableau1.F108" office:value-type="string">
            <text:p text:style-name="P6"/>
          </table:table-cell>
          <table:table-cell table:style-name="Tableau1.G108" office:value-type="string">
            <text:p text:style-name="P6"/>
          </table:table-cell>
          <table:table-cell table:style-name="Tableau1.H108" office:value-type="string">
            <text:p text:style-name="P6">R</text:p>
          </table:table-cell>
          <table:table-cell table:style-name="Tableau1.I10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9" office:value-type="string">
            <text:p text:style-name="P6">conteneurs</text:p>
          </table:table-cell>
          <table:table-cell table:style-name="Tableau1.E109" office:value-type="string">
            <text:p text:style-name="P6">Rundeck</text:p>
          </table:table-cell>
          <table:table-cell table:style-name="Tableau1.F109" office:value-type="string">
            <text:p text:style-name="P6"/>
          </table:table-cell>
          <table:table-cell table:style-name="Tableau1.G109" office:value-type="string">
            <text:p text:style-name="P6"/>
          </table:table-cell>
          <table:table-cell table:style-name="Tableau1.H109" office:value-type="string">
            <text:p text:style-name="P6">O</text:p>
          </table:table-cell>
          <table:table-cell table:style-name="Tableau1.I10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5" table:number-rows-spanned="16" office:value-type="string">
            <text:p text:style-name="P6"/>
            <text:p text:style-name="P6">déploiement <text:soft-page-break/>gestion d’actif et de configuration</text:p>
          </table:table-cell>
          <table:table-cell table:style-name="Tableau1.C110" office:value-type="string">
            <text:p text:style-name="P6">Affichage de GLPI pour terminaux mobiles et tablettes</text:p>
          </table:table-cell>
          <table:table-cell table:style-name="Tableau1.D113" table:number-rows-spanned="4" office:value-type="string">
            <text:p text:style-name="P6">Gestion parc</text:p>
          </table:table-cell>
          <table:table-cell table:style-name="Tableau1.E110" office:value-type="string">
            <text:p text:style-name="P9">Mobile</text:p>
          </table:table-cell>
          <table:table-cell table:style-name="Tableau1.F110" office:value-type="string">
            <text:p text:style-name="P6">GPL2+</text:p>
          </table:table-cell>
          <table:table-cell table:style-name="Tableau1.G110" office:value-type="string">
            <text:p text:style-name="P6">GLPI</text:p>
          </table:table-cell>
          <table:table-cell table:style-name="Tableau1.H110" office:value-type="string">
            <text:p text:style-name="P6">O</text:p>
          </table:table-cell>
          <table:table-cell table:style-name="Tableau1.I11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1.6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1" office:value-type="string">
            <text:p text:style-name="P6">Automatisation de l'import OCSInventory-NG</text:p>
          </table:table-cell>
          <table:covered-table-cell/>
          <table:table-cell table:style-name="Tableau1.E111" office:value-type="string">
            <text:p text:style-name="P9">OCS Inventory ng</text:p>
          </table:table-cell>
          <table:table-cell table:style-name="Tableau1.F111" office:value-type="string">
            <text:p text:style-name="P6">GPL2+</text:p>
          </table:table-cell>
          <table:table-cell table:style-name="Tableau1.G111" office:value-type="string">
            <text:p text:style-name="P6">GLPI</text:p>
          </table:table-cell>
          <table:table-cell table:style-name="Tableau1.H111" office:value-type="string">
            <text:p text:style-name="P6">R</text:p>
          </table:table-cell>
          <table:table-cell table:style-name="Tableau1.I11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1/05/0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2" office:value-type="string">
            <text:p text:style-name="P6">Déploiement, mise à jour et suppression des logiciels et des configurations sur un parc Windows</text:p>
          </table:table-cell>
          <table:covered-table-cell/>
          <table:table-cell table:style-name="Tableau1.E112" office:value-type="string">
            <text:p text:style-name="P6">WAPT</text:p>
          </table:table-cell>
          <table:table-cell table:style-name="Tableau1.F112" office:value-type="string">
            <text:p text:style-name="P6">GPLv3</text:p>
          </table:table-cell>
          <table:table-cell table:style-name="Tableau1.G112" office:value-type="string">
            <text:p text:style-name="P6"/>
          </table:table-cell>
          <table:table-cell table:style-name="Tableau1.H112" office:value-type="string">
            <text:p text:style-name="P6">O</text:p>
          </table:table-cell>
          <table:table-cell table:style-name="Tableau1.I112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3" office:value-type="string">
            <text:p text:style-name="P6">Désinstallation d’objets inventoriés</text:p>
          </table:table-cell>
          <table:covered-table-cell/>
          <table:table-cell table:style-name="Tableau1.E113" office:value-type="string">
            <text:p text:style-name="P9">Uninstall</text:p>
          </table:table-cell>
          <table:table-cell table:style-name="Tableau1.F113" office:value-type="string">
            <text:p text:style-name="P6">GPL2+</text:p>
          </table:table-cell>
          <table:table-cell table:style-name="Tableau1.G113" office:value-type="string">
            <text:p text:style-name="P6">GLPI</text:p>
          </table:table-cell>
          <table:table-cell table:style-name="Tableau1.H113" office:value-type="string">
            <text:p text:style-name="P6">R</text:p>
          </table:table-cell>
          <table:table-cell table:style-name="Tableau1.I11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 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4" office:value-type="string">
            <text:p text:style-name="P6">Escalade de tickets</text:p>
          </table:table-cell>
          <table:table-cell table:style-name="Tableau1.D114" office:value-type="string">
            <text:p text:style-name="P6">Gestion des tickets</text:p>
          </table:table-cell>
          <table:table-cell table:style-name="Tableau1.E114" office:value-type="string">
            <text:p text:style-name="P9">Escalation</text:p>
          </table:table-cell>
          <table:table-cell table:style-name="Tableau1.F114" office:value-type="string">
            <text:p text:style-name="P6">GPL2+</text:p>
          </table:table-cell>
          <table:table-cell table:style-name="Tableau1.G114" office:value-type="string">
            <text:p text:style-name="P6">GLPI</text:p>
          </table:table-cell>
          <table:table-cell table:style-name="Tableau1.H114" office:value-type="string">
            <text:p text:style-name="P6">O</text:p>
          </table:table-cell>
          <table:table-cell table:style-name="Tableau1.I11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.85+1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5" office:value-type="string">
            <text:p text:style-name="P6">Export en pdf des fiches GLPI</text:p>
          </table:table-cell>
          <table:table-cell table:style-name="Tableau1.D115" office:value-type="string">
            <text:p text:style-name="P6"/>
          </table:table-cell>
          <table:table-cell table:style-name="Tableau1.E115" office:value-type="string">
            <text:p text:style-name="P9">PDF (impression de pdf)</text:p>
          </table:table-cell>
          <table:table-cell table:style-name="Tableau1.F115" office:value-type="string">
            <text:p text:style-name="P6">AGPL3</text:p>
          </table:table-cell>
          <table:table-cell table:style-name="Tableau1.G115" office:value-type="string">
            <text:p text:style-name="P6">GLPI</text:p>
          </table:table-cell>
          <table:table-cell table:style-name="Tableau1.H115" office:value-type="string">
            <text:p text:style-name="P6">R</text:p>
          </table:table-cell>
          <table:table-cell table:style-name="Tableau1.I11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6" office:value-type="string">
            <text:p text:style-name="P6">Gestion de parc et suivi d'incidents</text:p>
          </table:table-cell>
          <table:table-cell table:style-name="Tableau1.D116" office:value-type="string">
            <text:p text:style-name="P6"/>
          </table:table-cell>
          <table:table-cell table:style-name="Tableau1.E116" office:value-type="string">
            <text:p text:style-name="P6">GLPI</text:p>
          </table:table-cell>
          <table:table-cell table:style-name="Tableau1.F116" office:value-type="string">
            <text:p text:style-name="P6">GPL2</text:p>
          </table:table-cell>
          <table:table-cell table:style-name="Tableau1.G116" office:value-type="string">
            <text:p text:style-name="P6">0</text:p>
          </table:table-cell>
          <table:table-cell table:style-name="Tableau1.H116" office:value-type="string">
            <text:p text:style-name="P6">R</text:p>
          </table:table-cell>
          <table:table-cell table:style-name="Tableau1.I11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7" office:value-type="string">
            <text:p text:style-name="P6">Gestion des stocks et demandes par une entité différente de celles définies pour la délégation de gestion.</text:p>
          </table:table-cell>
          <table:table-cell table:style-name="Tableau1.D117" office:value-type="string">
            <text:p text:style-name="P6">Gestion de parc</text:p>
          </table:table-cell>
          <table:table-cell table:style-name="Tableau1.E117" office:value-type="string">
            <text:p text:style-name="P9">Geststock</text:p>
          </table:table-cell>
          <table:table-cell table:style-name="Tableau1.F117" office:value-type="string">
            <text:p text:style-name="P6"/>
          </table:table-cell>
          <table:table-cell table:style-name="Tableau1.G117" office:value-type="string">
            <text:p text:style-name="P6">GLPI</text:p>
          </table:table-cell>
          <table:table-cell table:style-name="Tableau1.H117" office:value-type="string">
            <text:p text:style-name="P6">R</text:p>
          </table:table-cell>
          <table:table-cell table:style-name="Tableau1.I117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8" office:value-type="string">
            <text:p text:style-name="P6">Injection de données dans GLPI à l'aide de fichiers CSV</text:p>
          </table:table-cell>
          <table:table-cell table:style-name="Tableau1.D118" office:value-type="string">
            <text:p text:style-name="P6">glpi</text:p>
          </table:table-cell>
          <table:table-cell table:style-name="Tableau1.E118" office:value-type="string">
            <text:p text:style-name="P9">Data Injection</text:p>
          </table:table-cell>
          <table:table-cell table:style-name="Tableau1.F118" office:value-type="string">
            <text:p text:style-name="P6">GPL2+</text:p>
          </table:table-cell>
          <table:table-cell table:style-name="Tableau1.G118" office:value-type="string">
            <text:p text:style-name="P6">GLPI</text:p>
          </table:table-cell>
          <table:table-cell table:style-name="Tableau1.H118" office:value-type="string">
            <text:p text:style-name="P6">R</text:p>
          </table:table-cell>
          <table:table-cell table:style-name="Tableau1.I11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6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1" table:number-rows-spanned="3" office:value-type="string">
            <text:p text:style-name="P6">Inventaire, télédéploiement et découverte du réseau</text:p>
          </table:table-cell>
          <table:table-cell table:style-name="Tableau1.D119" office:value-type="string">
            <text:p text:style-name="P6"/>
          </table:table-cell>
          <table:table-cell table:style-name="Tableau1.E119" office:value-type="string">
            <text:p text:style-name="P6">OCS Inventory NG serveur</text:p>
          </table:table-cell>
          <table:table-cell table:style-name="Tableau1.F119" office:value-type="string">
            <text:p text:style-name="P6">GPL2</text:p>
          </table:table-cell>
          <table:table-cell table:style-name="Tableau1.G119" office:value-type="string">
            <text:p text:style-name="P6">0</text:p>
          </table:table-cell>
          <table:table-cell table:style-name="Tableau1.H119" office:value-type="string">
            <text:p text:style-name="P6">R</text:p>
          </table:table-cell>
          <table:table-cell table:style-name="Tableau1.I119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0" office:value-type="string">
            <text:p text:style-name="P6"/>
          </table:table-cell>
          <table:table-cell table:style-name="Tableau1.E120" office:value-type="string">
            <text:p text:style-name="P9">Agent OCS</text:p>
          </table:table-cell>
          <table:table-cell table:style-name="Tableau1.F120" office:value-type="string">
            <text:p text:style-name="P6">GPL2</text:p>
          </table:table-cell>
          <table:table-cell table:style-name="Tableau1.G120" office:value-type="string">
            <text:p text:style-name="P6">OCS</text:p>
          </table:table-cell>
          <table:table-cell table:style-name="Tableau1.H120" office:value-type="string">
            <text:p text:style-name="P6">R</text:p>
          </table:table-cell>
          <table:table-cell table:style-name="Tableau1.I12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1" office:value-type="string">
            <text:p text:style-name="P6">Gestion parc</text:p>
          </table:table-cell>
          <table:table-cell table:style-name="Tableau1.E121" office:value-type="string">
            <text:p text:style-name="P9">FusionInventory</text:p>
          </table:table-cell>
          <table:table-cell table:style-name="Tableau1.F121" office:value-type="string">
            <text:p text:style-name="P6">AGPL3+</text:p>
          </table:table-cell>
          <table:table-cell table:style-name="Tableau1.G121" office:value-type="string">
            <text:p text:style-name="P6">GLPI</text:p>
          </table:table-cell>
          <table:table-cell table:style-name="Tableau1.H121" office:value-type="string">
            <text:p text:style-name="P6">O</text:p>
          </table:table-cell>
          <table:table-cell table:style-name="Tableau1.I12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1+1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2" office:value-type="string">
            <text:p text:style-name="P6">Notifications supplémentaires à celles incluses dans GLPI</text:p>
          </table:table-cell>
          <table:table-cell table:style-name="Tableau1.D122" office:value-type="string">
            <text:p text:style-name="P6">Gestion des tickets</text:p>
          </table:table-cell>
          <table:table-cell table:style-name="Tableau1.E122" office:value-type="string">
            <text:p text:style-name="P9">Additional Alerts</text:p>
          </table:table-cell>
          <table:table-cell table:style-name="Tableau1.F122" office:value-type="string">
            <text:p text:style-name="P9">GPL2+</text:p>
          </table:table-cell>
          <table:table-cell table:style-name="Tableau1.G122" office:value-type="string">
            <text:p text:style-name="P6">GLPI</text:p>
          </table:table-cell>
          <table:table-cell table:style-name="Tableau1.H122" office:value-type="string">
            <text:p text:style-name="P6">O</text:p>
          </table:table-cell>
          <table:table-cell table:style-name="Tableau1.I122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3" office:value-type="string">
            <text:p text:style-name="P6">Options de configuration supplémentaires</text:p>
          </table:table-cell>
          <table:table-cell table:style-name="Tableau1.D123" office:value-type="string">
            <text:p text:style-name="P6">Gestion des tickets</text:p>
          </table:table-cell>
          <table:table-cell table:style-name="Tableau1.E123" office:value-type="string">
            <text:p text:style-name="P9">Behaviors (Comportements)</text:p>
          </table:table-cell>
          <table:table-cell table:style-name="Tableau1.F123" office:value-type="string">
            <text:p text:style-name="P6">AGPLv3+</text:p>
          </table:table-cell>
          <table:table-cell table:style-name="Tableau1.G123" office:value-type="string">
            <text:p text:style-name="P6">GLPI</text:p>
          </table:table-cell>
          <table:table-cell table:style-name="Tableau1.H123" office:value-type="string">
            <text:p text:style-name="P6">R</text:p>
          </table:table-cell>
          <table:table-cell table:style-name="Tableau1.I12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2/01/0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4" office:value-type="string">
            <text:p text:style-name="P6">Rapports supplémentaires à ceux inclus dans GLPI</text:p>
          </table:table-cell>
          <table:table-cell table:style-name="Tableau1.D124" office:value-type="string">
            <text:p text:style-name="P6"/>
          </table:table-cell>
          <table:table-cell table:style-name="Tableau1.E124" office:value-type="string">
            <text:p text:style-name="P9">Reports (rapports)</text:p>
          </table:table-cell>
          <table:table-cell table:style-name="Tableau1.F124" office:value-type="string">
            <text:p text:style-name="P6">AGPL3</text:p>
          </table:table-cell>
          <table:table-cell table:style-name="Tableau1.G124" office:value-type="string">
            <text:p text:style-name="P6">GLPI</text:p>
          </table:table-cell>
          <table:table-cell table:style-name="Tableau1.H124" office:value-type="string">
            <text:p text:style-name="P6">R</text:p>
          </table:table-cell>
          <table:table-cell table:style-name="Tableau1.I12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12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5" office:value-type="string">
            <text:p text:style-name="P6">Serveur de services web permettant à une application externe d'interroger et de piloter GLPI.</text:p>
          </table:table-cell>
          <table:table-cell table:style-name="Tableau1.D125" office:value-type="string">
            <text:p text:style-name="P6"/>
          </table:table-cell>
          <table:table-cell table:style-name="Tableau1.E125" office:value-type="string">
            <text:p text:style-name="P9">Web<text:span text:style-name="T3">S</text:span>ervice</text:p>
          </table:table-cell>
          <table:table-cell table:style-name="Tableau1.F125" office:value-type="string">
            <text:p text:style-name="P6">GPLv2+</text:p>
          </table:table-cell>
          <table:table-cell table:style-name="Tableau1.G125" office:value-type="string">
            <text:p text:style-name="P6">GLPI</text:p>
          </table:table-cell>
          <table:table-cell table:style-name="Tableau1.H125" office:value-type="string">
            <text:p text:style-name="P6">O</text:p>
          </table:table-cell>
          <table:table-cell table:style-name="Tableau1.I12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8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table-cell table:style-name="Tableau1.B127" table:number-rows-spanned="2" office:value-type="string">
            <text:p text:style-name="P6">service level management</text:p>
          </table:table-cell>
          <table:table-cell table:style-name="Tableau1.C126" office:value-type="string">
            <text:p text:style-name="P6">Affichage graphique des délais de prise en compte des incidents + indicateurs sous forme de rapports</text:p>
          </table:table-cell>
          <table:table-cell table:style-name="Tableau1.D126" office:value-type="string">
            <text:p text:style-name="P6">Gestion des tickets</text:p>
          </table:table-cell>
          <table:table-cell table:style-name="Tableau1.E126" office:value-type="string">
            <text:p text:style-name="P9"><text:span text:style-name="T3">T</text:span>imeLineTicket</text:p>
          </table:table-cell>
          <table:table-cell table:style-name="Tableau1.F126" office:value-type="string">
            <text:p text:style-name="P6">GPL2+</text:p>
          </table:table-cell>
          <table:table-cell table:style-name="Tableau1.G126" office:value-type="string">
            <text:p text:style-name="P6">GLPI</text:p>
          </table:table-cell>
          <table:table-cell table:style-name="Tableau1.H126" office:value-type="string">
            <text:p text:style-name="P6">O</text:p>
          </table:table-cell>
          <table:table-cell table:style-name="Tableau1.I12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7" office:value-type="string">
            <text:p text:style-name="P6">Plugin GLPI-Survey (questionnaire)</text:p>
          </table:table-cell>
          <table:table-cell table:style-name="Tableau1.D127" office:value-type="string">
            <text:p text:style-name="P6">Gestion de parc</text:p>
          </table:table-cell>
          <table:table-cell table:style-name="Tableau1.E127" office:value-type="string">
            <text:p text:style-name="P9">GLPI</text:p>
          </table:table-cell>
          <table:table-cell table:style-name="Tableau1.F127" office:value-type="string">
            <text:p text:style-name="P6">AGPLv3+</text:p>
          </table:table-cell>
          <table:table-cell table:style-name="Tableau1.G127" office:value-type="string">
            <text:p text:style-name="P6">GLPI</text:p>
          </table:table-cell>
          <table:table-cell table:style-name="Tableau1.H127" office:value-type="string">
            <text:p text:style-name="P6">O</text:p>
          </table:table-cell>
          <table:table-cell table:style-name="Tableau1.I1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9" table:number-rows-spanned="2" office:value-type="string">
            <text:p text:style-name="P6">Supervision / Hypervision</text:p>
          </table:table-cell>
          <table:table-cell table:style-name="Tableau1.C128" office:value-type="string">
            <text:p text:style-name="P6">Supervision Infrastructure</text:p>
          </table:table-cell>
          <table:table-cell table:style-name="Tableau1.D128" office:value-type="string">
            <text:p text:style-name="P6">Infra virtuelle</text:p>
          </table:table-cell>
          <table:table-cell table:style-name="Tableau1.E128" office:value-type="string">
            <text:p text:style-name="P6">Centreon</text:p>
          </table:table-cell>
          <table:table-cell table:style-name="Tableau1.F128" office:value-type="string">
            <text:p text:style-name="P6"/>
          </table:table-cell>
          <table:table-cell table:style-name="Tableau1.G128" office:value-type="string">
            <text:p text:style-name="P6"/>
          </table:table-cell>
          <table:table-cell table:style-name="Tableau1.H128" office:value-type="string">
            <text:p text:style-name="P6">R</text:p>
          </table:table-cell>
          <table:table-cell table:style-name="Tableau1.I1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9" office:value-type="string">
            <text:p text:style-name="P6">Supervision Infrastructure et composants</text:p>
          </table:table-cell>
          <table:table-cell table:style-name="Tableau1.D129" office:value-type="string">
            <text:p text:style-name="P6">Infra virtuelle</text:p>
          </table:table-cell>
          <table:table-cell table:style-name="Tableau1.E129" office:value-type="string">
            <text:p text:style-name="P6">Shinken</text:p>
          </table:table-cell>
          <table:table-cell table:style-name="Tableau1.F129" office:value-type="string">
            <text:p text:style-name="P6"/>
          </table:table-cell>
          <table:table-cell table:style-name="Tableau1.G129" office:value-type="string">
            <text:p text:style-name="P6"/>
          </table:table-cell>
          <table:table-cell table:style-name="Tableau1.H129" office:value-type="string">
            <text:p text:style-name="P6">R</text:p>
          </table:table-cell>
          <table:table-cell table:style-name="Tableau1.I1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4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0" office:value-type="string">
            <text:p text:style-name="P6">synchronisation réplication déduplication</text:p>
          </table:table-cell>
          <table:table-cell table:style-name="Tableau1.C130" office:value-type="string">
            <text:p text:style-name="P6">Synchronisation Sauvegarde</text:p>
          </table:table-cell>
          <table:table-cell table:style-name="Tableau1.D130" office:value-type="string">
            <text:p text:style-name="P6"/>
          </table:table-cell>
          <table:table-cell table:style-name="Tableau1.E130" office:value-type="string">
            <text:p text:style-name="P6">FreeFileSync</text:p>
          </table:table-cell>
          <table:table-cell table:style-name="Tableau1.F130" office:value-type="string">
            <text:p text:style-name="P6">GPL3</text:p>
          </table:table-cell>
          <table:table-cell table:style-name="Tableau1.G130" office:value-type="string">
            <text:p text:style-name="P6">0</text:p>
          </table:table-cell>
          <table:table-cell table:style-name="Tableau1.H130" office:value-type="string">
            <text:p text:style-name="P6">R</text:p>
          </table:table-cell>
          <table:table-cell table:style-name="Tableau1.I13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table-cell table:style-name="Tableau1.A142" table:number-rows-spanned="12" office:value-type="string">
            <text:p text:style-name="P6">Orchestration &amp; logique métier</text:p>
          </table:table-cell>
          <table:table-cell table:style-name="Tableau1.B133" table:number-rows-spanned="3" office:value-type="string">
            <text:p text:style-name="P6">Outil collaboratif</text:p>
          </table:table-cell>
          <table:table-cell table:style-name="Tableau1.C131" office:value-type="string">
            <text:p text:style-name="P6">Forum</text:p>
          </table:table-cell>
          <table:table-cell table:style-name="Tableau1.D131" office:value-type="string">
            <text:p text:style-name="P6">Utilisé au sein d'une forge.</text:p>
          </table:table-cell>
          <table:table-cell table:style-name="Tableau1.E131" office:value-type="string">
            <text:p text:style-name="P6">PHPBB</text:p>
          </table:table-cell>
          <table:table-cell table:style-name="Tableau1.F131" office:value-type="string">
            <text:p text:style-name="P6"/>
          </table:table-cell>
          <table:table-cell table:style-name="Tableau1.G131" office:value-type="string">
            <text:p text:style-name="P6"/>
          </table:table-cell>
          <table:table-cell table:style-name="Tableau1.H131" office:value-type="string">
            <text:p text:style-name="P6">FR</text:p>
          </table:table-cell>
          <table:table-cell table:style-name="Tableau1.I1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2" office:value-type="string">
            <text:p text:style-name="P6">Plateforme de développement</text:p>
          </table:table-cell>
          <table:table-cell table:style-name="Tableau1.D132" office:value-type="string">
            <text:p text:style-name="P6"/>
          </table:table-cell>
          <table:table-cell table:style-name="Tableau1.E132" office:value-type="string">
            <text:p text:style-name="P6">GitLab Community Edition</text:p>
          </table:table-cell>
          <table:table-cell table:style-name="Tableau1.F132" office:value-type="string">
            <text:p text:style-name="P6"/>
          </table:table-cell>
          <table:table-cell table:style-name="Tableau1.G132" office:value-type="string">
            <text:p text:style-name="P6"/>
          </table:table-cell>
          <table:table-cell table:style-name="Tableau1.H132" office:value-type="string">
            <text:p text:style-name="P6">R</text:p>
          </table:table-cell>
          <table:table-cell table:style-name="Tableau1.I1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3" office:value-type="string">
            <text:p text:style-name="P6">Portail de gestion de projet</text:p>
          </table:table-cell>
          <table:table-cell table:style-name="Tableau1.D133" office:value-type="string">
            <text:p text:style-name="P6"/>
          </table:table-cell>
          <table:table-cell table:style-name="Tableau1.E133" office:value-type="string">
            <text:p text:style-name="P6">Redmine</text:p>
          </table:table-cell>
          <table:table-cell table:style-name="Tableau1.F133" office:value-type="string">
            <text:p text:style-name="P6"/>
          </table:table-cell>
          <table:table-cell table:style-name="Tableau1.G133" office:value-type="string">
            <text:p text:style-name="P6"/>
          </table:table-cell>
          <table:table-cell table:style-name="Tableau1.H133" office:value-type="string">
            <text:p text:style-name="P6">R</text:p>
          </table:table-cell>
          <table:table-cell table:style-name="Tableau1.I1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5" table:number-rows-spanned="2" office:value-type="string">
            <text:p text:style-name="P6">moteur SIG</text:p>
          </table:table-cell>
          <table:table-cell table:style-name="Tableau1.C134" office:value-type="string">
            <text:p text:style-name="P6">informations géographiques</text:p>
          </table:table-cell>
          <table:table-cell table:style-name="Tableau1.D134" office:value-type="string">
            <text:p text:style-name="P6"/>
          </table:table-cell>
          <table:table-cell table:style-name="Tableau1.E134" office:value-type="string">
            <text:p text:style-name="P6">uMap.OpenStreetMap</text:p>
          </table:table-cell>
          <table:table-cell table:style-name="Tableau1.F134" office:value-type="string">
            <text:p text:style-name="P6"/>
          </table:table-cell>
          <table:table-cell table:style-name="Tableau1.G134" office:value-type="string">
            <text:p text:style-name="P6"/>
          </table:table-cell>
          <table:table-cell table:style-name="Tableau1.H134" office:value-type="string">
            <text:p text:style-name="P6">O</text:p>
          </table:table-cell>
          <table:table-cell table:style-name="Tableau1.I1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5" office:value-type="string">
            <text:p text:style-name="P6">Système d’information géographique</text:p>
          </table:table-cell>
          <table:table-cell table:style-name="Tableau1.D135" office:value-type="string">
            <text:p text:style-name="P6"/>
          </table:table-cell>
          <table:table-cell table:style-name="Tableau1.E135" office:value-type="string">
            <text:p text:style-name="P6">Qgis</text:p>
          </table:table-cell>
          <table:table-cell table:style-name="Tableau1.F135" office:value-type="string">
            <text:p text:style-name="P6">GPL</text:p>
          </table:table-cell>
          <table:table-cell table:style-name="Tableau1.G135" office:value-type="string">
            <text:p text:style-name="P6"/>
          </table:table-cell>
          <table:table-cell table:style-name="Tableau1.H135" office:value-type="string">
            <text:p text:style-name="P6">R</text:p>
          </table:table-cell>
          <table:table-cell table:style-name="Tableau1.I135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142" table:number-rows-spanned="7" office:value-type="string">
            <text:p text:style-name="P6">outil collaboratif</text:p>
          </table:table-cell>
          <table:table-cell table:style-name="Tableau1.C136" office:value-type="string">
            <text:p text:style-name="P6">blogue</text:p>
          </table:table-cell>
          <table:table-cell table:style-name="Tableau1.D136" office:value-type="string">
            <text:p text:style-name="P6"/>
          </table:table-cell>
          <table:table-cell table:style-name="Tableau1.E136" office:value-type="string">
            <text:p text:style-name="P6">Wordpress</text:p>
          </table:table-cell>
          <table:table-cell table:style-name="Tableau1.F136" office:value-type="string">
            <text:p text:style-name="P6"/>
          </table:table-cell>
          <table:table-cell table:style-name="Tableau1.G136" office:value-type="string">
            <text:p text:style-name="P6"/>
          </table:table-cell>
          <table:table-cell table:style-name="Tableau1.H136" office:value-type="string">
            <text:p text:style-name="P6">O</text:p>
          </table:table-cell>
          <table:table-cell table:style-name="Tableau1.I1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7" office:value-type="string">
            <text:p text:style-name="P6">enquête</text:p>
          </table:table-cell>
          <table:table-cell table:style-name="Tableau1.D137" office:value-type="string">
            <text:p text:style-name="P6"/>
          </table:table-cell>
          <table:table-cell table:style-name="Tableau1.E137" office:value-type="string">
            <text:p text:style-name="P6">Limesurvey</text:p>
          </table:table-cell>
          <table:table-cell table:style-name="Tableau1.F137" office:value-type="string">
            <text:p text:style-name="P6"/>
          </table:table-cell>
          <table:table-cell table:style-name="Tableau1.G137" office:value-type="string">
            <text:p text:style-name="P6"/>
          </table:table-cell>
          <table:table-cell table:style-name="Tableau1.H137" office:value-type="string">
            <text:p text:style-name="P6">O</text:p>
          </table:table-cell>
          <table:table-cell table:style-name="Tableau1.I1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8" office:value-type="string">
            <text:p text:style-name="P6">forum</text:p>
          </table:table-cell>
          <table:table-cell table:style-name="Tableau1.D138" office:value-type="string">
            <text:p text:style-name="P6"/>
          </table:table-cell>
          <table:table-cell table:style-name="Tableau1.E138" office:value-type="string">
            <text:p text:style-name="P6">Discourse</text:p>
          </table:table-cell>
          <table:table-cell table:style-name="Tableau1.F138" office:value-type="string">
            <text:p text:style-name="P6"/>
          </table:table-cell>
          <table:table-cell table:style-name="Tableau1.G138" office:value-type="string">
            <text:p text:style-name="P6"/>
          </table:table-cell>
          <table:table-cell table:style-name="Tableau1.H138" office:value-type="string">
            <text:p text:style-name="P6">R</text:p>
          </table:table-cell>
          <table:table-cell table:style-name="Tableau1.I1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6">microblogue</text:p>
          </table:table-cell>
          <table:table-cell table:style-name="Tableau1.D139" office:value-type="string">
            <text:p text:style-name="P6"/>
          </table:table-cell>
          <table:table-cell table:style-name="Tableau1.E139" office:value-type="string">
            <text:p text:style-name="P6">Mastodon</text:p>
          </table:table-cell>
          <table:table-cell table:style-name="Tableau1.F139" office:value-type="string">
            <text:p text:style-name="P6"/>
          </table:table-cell>
          <table:table-cell table:style-name="Tableau1.G139" office:value-type="string">
            <text:p text:style-name="P6"/>
          </table:table-cell>
          <table:table-cell table:style-name="Tableau1.H139" office:value-type="string">
            <text:p text:style-name="P6">O</text:p>
          </table:table-cell>
          <table:table-cell table:style-name="Tableau1.I1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0" office:value-type="string">
            <text:p text:style-name="P6">partage de fichiers</text:p>
          </table:table-cell>
          <table:table-cell table:style-name="Tableau1.D140" office:value-type="string">
            <text:p text:style-name="P6"/>
          </table:table-cell>
          <table:table-cell table:style-name="Tableau1.E140" office:value-type="string">
            <text:p text:style-name="P6">NextCloud</text:p>
          </table:table-cell>
          <table:table-cell table:style-name="Tableau1.F140" office:value-type="string">
            <text:p text:style-name="P6"/>
          </table:table-cell>
          <table:table-cell table:style-name="Tableau1.G140" office:value-type="string">
            <text:p text:style-name="P6"/>
          </table:table-cell>
          <table:table-cell table:style-name="Tableau1.H140" office:value-type="string">
            <text:p text:style-name="P6">O</text:p>
          </table:table-cell>
          <table:table-cell table:style-name="Tableau1.I14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1" office:value-type="string">
            <text:p text:style-name="P6">rédaction collaborative</text:p>
          </table:table-cell>
          <table:table-cell table:style-name="Tableau1.D141" office:value-type="string">
            <text:p text:style-name="P6"/>
          </table:table-cell>
          <table:table-cell table:style-name="Tableau1.E141" office:value-type="string">
            <text:p text:style-name="P6">LibreOffice en ligne</text:p>
          </table:table-cell>
          <table:table-cell table:style-name="Tableau1.F141" office:value-type="string">
            <text:p text:style-name="P6"/>
          </table:table-cell>
          <table:table-cell table:style-name="Tableau1.G141" office:value-type="string">
            <text:p text:style-name="P6"/>
          </table:table-cell>
          <table:table-cell table:style-name="Tableau1.H141" office:value-type="string">
            <text:p text:style-name="P6">O</text:p>
          </table:table-cell>
          <table:table-cell table:style-name="Tableau1.I14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2" office:value-type="string">
            <text:p text:style-name="P6">wiki</text:p>
          </table:table-cell>
          <table:table-cell table:style-name="Tableau1.D142" office:value-type="string">
            <text:p text:style-name="P6"/>
          </table:table-cell>
          <table:table-cell table:style-name="Tableau1.E142" office:value-type="string">
            <text:p text:style-name="P6">MediaWiki</text:p>
          </table:table-cell>
          <table:table-cell table:style-name="Tableau1.F142" office:value-type="string">
            <text:p text:style-name="P6"/>
          </table:table-cell>
          <table:table-cell table:style-name="Tableau1.G142" office:value-type="string">
            <text:p text:style-name="P6"/>
          </table:table-cell>
          <table:table-cell table:style-name="Tableau1.H142" office:value-type="string">
            <text:p text:style-name="P6">O</text:p>
          </table:table-cell>
          <table:table-cell table:style-name="Tableau1.I1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8" table:number-rows-spanned="6" office:value-type="string">
            <text:p text:style-name="P6">Réseau</text:p>
          </table:table-cell>
          <table:table-cell table:style-name="Tableau1.B143" office:value-type="string">
            <text:p text:style-name="P6">Load Balancer</text:p>
          </table:table-cell>
          <table:table-cell table:style-name="Tableau1.C143" office:value-type="string">
            <text:p text:style-name="P6">Load Balancer</text:p>
          </table:table-cell>
          <table:table-cell table:style-name="Tableau1.D143" office:value-type="string">
            <text:p text:style-name="P6">Services déconcentrés</text:p>
          </table:table-cell>
          <table:table-cell table:style-name="Tableau1.E143" office:value-type="string">
            <text:p text:style-name="P6">HAProxy</text:p>
          </table:table-cell>
          <table:table-cell table:style-name="Tableau1.F143" office:value-type="string">
            <text:p text:style-name="P6"/>
          </table:table-cell>
          <table:table-cell table:style-name="Tableau1.G143" office:value-type="string">
            <text:p text:style-name="P6"/>
          </table:table-cell>
          <table:table-cell table:style-name="Tableau1.H143" office:value-type="string">
            <text:p text:style-name="P6">R</text:p>
          </table:table-cell>
          <table:table-cell table:style-name="Tableau1.I1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4" office:value-type="string">
            <text:p text:style-name="P6">Pare-feu – Réseau</text:p>
          </table:table-cell>
          <table:table-cell table:style-name="Tableau1.C144" office:value-type="string">
            <text:p text:style-name="P6">Pare-feu réseau et web</text:p>
          </table:table-cell>
          <table:table-cell table:style-name="Tableau1.D144" office:value-type="string">
            <text:p text:style-name="P6">Services déconcentrés</text:p>
          </table:table-cell>
          <table:table-cell table:style-name="Tableau1.E144" office:value-type="string">
            <text:p text:style-name="P6">Eole AMON</text:p>
          </table:table-cell>
          <table:table-cell table:style-name="Tableau1.F144" office:value-type="string">
            <text:p text:style-name="P6"/>
          </table:table-cell>
          <table:table-cell table:style-name="Tableau1.G144" office:value-type="string">
            <text:p text:style-name="P6"/>
          </table:table-cell>
          <table:table-cell table:style-name="Tableau1.H144" office:value-type="string">
            <text:p text:style-name="P6">R</text:p>
          </table:table-cell>
          <table:table-cell table:style-name="Tableau1.I1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5" office:value-type="string">
            <text:p text:style-name="P6">Serveur Web &amp; 'Reverse Proxy</text:p>
          </table:table-cell>
          <table:table-cell table:style-name="Tableau1.C145" office:value-type="string">
            <text:p text:style-name="P6">cache web</text:p>
          </table:table-cell>
          <table:table-cell table:style-name="Tableau1.D145" office:value-type="string">
            <text:p text:style-name="P6">Services déconcentrés</text:p>
          </table:table-cell>
          <table:table-cell table:style-name="Tableau1.E145" office:value-type="string">
            <text:p text:style-name="P6">VARNISH</text:p>
          </table:table-cell>
          <table:table-cell table:style-name="Tableau1.F145" office:value-type="string">
            <text:p text:style-name="P6"/>
          </table:table-cell>
          <table:table-cell table:style-name="Tableau1.G145" office:value-type="string">
            <text:p text:style-name="P6"/>
          </table:table-cell>
          <table:table-cell table:style-name="Tableau1.H145" office:value-type="string">
            <text:p text:style-name="P6">R</text:p>
          </table:table-cell>
          <table:table-cell table:style-name="Tableau1.I1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6" office:value-type="string">
            <text:p text:style-name="P6">Serveur Web &amp; 'Reverse Proxy</text:p>
          </table:table-cell>
          <table:table-cell table:style-name="Tableau1.C146" office:value-type="string">
            <text:p text:style-name="P6">proxy</text:p>
          </table:table-cell>
          <table:table-cell table:style-name="Tableau1.D146" office:value-type="string">
            <text:p text:style-name="P6">Services déconcentrés</text:p>
          </table:table-cell>
          <table:table-cell table:style-name="Tableau1.E146" office:value-type="string">
            <text:p text:style-name="P6">SQUID</text:p>
          </table:table-cell>
          <table:table-cell table:style-name="Tableau1.F146" office:value-type="string">
            <text:p text:style-name="P6"/>
          </table:table-cell>
          <table:table-cell table:style-name="Tableau1.G146" office:value-type="string">
            <text:p text:style-name="P6"/>
          </table:table-cell>
          <table:table-cell table:style-name="Tableau1.H146" office:value-type="string">
            <text:p text:style-name="P6">R</text:p>
          </table:table-cell>
          <table:table-cell table:style-name="Tableau1.I14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7" office:value-type="string">
            <text:p text:style-name="P6">Serveur Web &amp; 'Reverse Proxy</text:p>
          </table:table-cell>
          <table:table-cell table:style-name="Tableau1.C147" office:value-type="string">
            <text:p text:style-name="P6">Reverse Proxy</text:p>
          </table:table-cell>
          <table:table-cell table:style-name="Tableau1.D147" office:value-type="string">
            <text:p text:style-name="P6">Services déconcentrés</text:p>
          </table:table-cell>
          <table:table-cell table:style-name="Tableau1.E147" office:value-type="string">
            <text:p text:style-name="P6">Nginx</text:p>
          </table:table-cell>
          <table:table-cell table:style-name="Tableau1.F147" office:value-type="string">
            <text:p text:style-name="P6"/>
          </table:table-cell>
          <table:table-cell table:style-name="Tableau1.G147" office:value-type="string">
            <text:p text:style-name="P6"/>
          </table:table-cell>
          <table:table-cell table:style-name="Tableau1.H147" office:value-type="string">
            <text:p text:style-name="P6">R</text:p>
          </table:table-cell>
          <table:table-cell table:style-name="Tableau1.I1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8" office:value-type="string">
            <text:p text:style-name="P6">Serveur Web &amp; 'Reverse Proxy</text:p>
          </table:table-cell>
          <table:table-cell table:style-name="Tableau1.C148" office:value-type="string">
            <text:p text:style-name="P6">Serveur Web &amp; Reverse Proxy</text:p>
          </table:table-cell>
          <table:table-cell table:style-name="Tableau1.D148" office:value-type="string">
            <text:p text:style-name="P6">Services déconcentrés</text:p>
          </table:table-cell>
          <table:table-cell table:style-name="Tableau1.E148" office:value-type="string">
            <text:p text:style-name="P6">Apache</text:p>
          </table:table-cell>
          <table:table-cell table:style-name="Tableau1.F148" office:value-type="string">
            <text:p text:style-name="P6"/>
          </table:table-cell>
          <table:table-cell table:style-name="Tableau1.G148" office:value-type="string">
            <text:p text:style-name="P6"/>
          </table:table-cell>
          <table:table-cell table:style-name="Tableau1.H148" office:value-type="string">
            <text:p text:style-name="P6">R</text:p>
          </table:table-cell>
          <table:table-cell table:style-name="Tableau1.I14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9" office:value-type="string">
            <text:p text:style-name="P6">Sauvegarde</text:p>
          </table:table-cell>
          <table:table-cell table:style-name="Tableau1.B149" office:value-type="string">
            <text:p text:style-name="P6">Sauvegarde Serveur</text:p>
          </table:table-cell>
          <table:table-cell table:style-name="Tableau1.C149" office:value-type="string">
            <text:p text:style-name="P6">Sauvega<text:span text:style-name="T2">r</text:span>de Serveurs</text:p>
          </table:table-cell>
          <table:table-cell table:style-name="Tableau1.D149" office:value-type="string">
            <text:p text:style-name="P6">Services déconcentrés</text:p>
          </table:table-cell>
          <table:table-cell table:style-name="Tableau1.E149" office:value-type="string">
            <text:p text:style-name="P6">BAREOS</text:p>
          </table:table-cell>
          <table:table-cell table:style-name="Tableau1.F149" office:value-type="string">
            <text:p text:style-name="P6"/>
          </table:table-cell>
          <table:table-cell table:style-name="Tableau1.G149" office:value-type="string">
            <text:p text:style-name="P6"/>
          </table:table-cell>
          <table:table-cell table:style-name="Tableau1.H149" office:value-type="string">
            <text:p text:style-name="P6">R</text:p>
          </table:table-cell>
          <table:table-cell table:style-name="Tableau1.I1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59" table:number-rows-spanned="10" office:value-type="string">
            <text:p text:style-name="P6">Sécurité</text:p>
          </table:table-cell>
          <table:table-cell table:style-name="Tableau1.B150" office:value-type="string">
            <text:p text:style-name="P6">Antivirus</text:p>
          </table:table-cell>
          <table:table-cell table:style-name="Tableau1.C150" office:value-type="string">
            <text:p text:style-name="P6">Antivirus : Orienté serveur</text:p>
          </table:table-cell>
          <table:table-cell table:style-name="Tableau1.D150" office:value-type="string">
            <text:p text:style-name="P6">Serveur Bureautique</text:p>
          </table:table-cell>
          <table:table-cell table:style-name="Tableau1.E150" office:value-type="string">
            <text:p text:style-name="P6">ClamAV</text:p>
          </table:table-cell>
          <table:table-cell table:style-name="Tableau1.F150" office:value-type="string">
            <text:p text:style-name="P6"/>
          </table:table-cell>
          <table:table-cell table:style-name="Tableau1.G150" office:value-type="string">
            <text:p text:style-name="P6"/>
          </table:table-cell>
          <table:table-cell table:style-name="Tableau1.H150" office:value-type="string">
            <text:p text:style-name="P6">R</text:p>
          </table:table-cell>
          <table:table-cell table:style-name="Tableau1.I1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5" table:number-rows-spanned="5" office:value-type="string">
            <text:p text:style-name="P6">Authentification</text:p>
          </table:table-cell>
          <table:table-cell table:style-name="Tableau1.C152" table:number-rows-spanned="2" office:value-type="string">
            <text:p text:style-name="P6">Annuaire</text:p>
          </table:table-cell>
          <table:table-cell table:style-name="Tableau1.D151" office:value-type="string">
            <text:p text:style-name="P6">Serveur Bureautique</text:p>
          </table:table-cell>
          <table:table-cell table:style-name="Tableau1.E151" office:value-type="string">
            <text:p text:style-name="P6">OpenLdap</text:p>
          </table:table-cell>
          <table:table-cell table:style-name="Tableau1.F151" office:value-type="string">
            <text:p text:style-name="P6"/>
          </table:table-cell>
          <table:table-cell table:style-name="Tableau1.G151" office:value-type="string">
            <text:p text:style-name="P6"/>
          </table:table-cell>
          <table:table-cell table:style-name="Tableau1.H151" office:value-type="string">
            <text:p text:style-name="P6">R</text:p>
          </table:table-cell>
          <table:table-cell table:style-name="Tableau1.I1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52" office:value-type="string">
            <text:p text:style-name="P6">Serveur Bureautique</text:p>
          </table:table-cell>
          <table:table-cell table:style-name="Tableau1.E152" office:value-type="string">
            <text:p text:style-name="P6">OpenLdap</text:p>
          </table:table-cell>
          <table:table-cell table:style-name="Tableau1.F152" office:value-type="string">
            <text:p text:style-name="P6">0</text:p>
          </table:table-cell>
          <table:table-cell table:style-name="Tableau1.G152" office:value-type="string">
            <text:p text:style-name="P6"/>
          </table:table-cell>
          <table:table-cell table:style-name="Tableau1.H152" office:value-type="string">
            <text:p text:style-name="P6">0</text:p>
          </table:table-cell>
          <table:table-cell table:style-name="Tableau1.I1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3" office:value-type="string">
            <text:p text:style-name="P6">Gestion de mots de passe</text:p>
          </table:table-cell>
          <table:table-cell table:style-name="Tableau1.D153" office:value-type="string">
            <text:p text:style-name="P6"/>
          </table:table-cell>
          <table:table-cell table:style-name="Tableau1.E153" office:value-type="string">
            <text:p text:style-name="P6">KeePass</text:p>
          </table:table-cell>
          <table:table-cell table:style-name="Tableau1.F153" office:value-type="string">
            <text:p text:style-name="P6">GPL2</text:p>
          </table:table-cell>
          <table:table-cell table:style-name="Tableau1.G153" office:value-type="string">
            <text:p text:style-name="P6">0</text:p>
          </table:table-cell>
          <table:table-cell table:style-name="Tableau1.H153" office:value-type="string">
            <text:p text:style-name="P6">R</text:p>
          </table:table-cell>
          <table:table-cell table:style-name="Tableau1.I153" office:value-type="string">
            <text:p text:style-name="P6">KDB<text:span text:style-name="T6">X</text:span>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4</text:p>
          </table:table-cell>
          <table:table-cell table:style-name="Tableau1.J2" office:value-type="string">
            <text:p text:style-name="P6">Keepass2Android O<text:span text:style-name="T2">f</text:span>fline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4" office:value-type="string">
            <text:p text:style-name="P6">IAM</text:p>
          </table:table-cell>
          <table:table-cell table:style-name="Tableau1.D154" office:value-type="string">
            <text:p text:style-name="P6">Serveur Bureautique</text:p>
          </table:table-cell>
          <table:table-cell table:style-name="Tableau1.E154" office:value-type="string">
            <text:p text:style-name="P6">KEYCLOAK</text:p>
          </table:table-cell>
          <table:table-cell table:style-name="Tableau1.F154" office:value-type="string">
            <text:p text:style-name="P6"/>
          </table:table-cell>
          <table:table-cell table:style-name="Tableau1.G154" office:value-type="string">
            <text:p text:style-name="P6"/>
          </table:table-cell>
          <table:table-cell table:style-name="Tableau1.H154" office:value-type="string">
            <text:p text:style-name="P6">O</text:p>
          </table:table-cell>
          <table:table-cell table:style-name="Tableau1.I1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5" office:value-type="string">
            <text:p text:style-name="P6">SSO</text:p>
          </table:table-cell>
          <table:table-cell table:style-name="Tableau1.D155" office:value-type="string">
            <text:p text:style-name="P6">Serveur Bureautique</text:p>
          </table:table-cell>
          <table:table-cell table:style-name="Tableau1.E155" office:value-type="string">
            <text:p text:style-name="P6">LemonLDAP::NG</text:p>
          </table:table-cell>
          <table:table-cell table:style-name="Tableau1.F155" office:value-type="string">
            <text:p text:style-name="P6"/>
          </table:table-cell>
          <table:table-cell table:style-name="Tableau1.G155" office:value-type="string">
            <text:p text:style-name="P6"/>
          </table:table-cell>
          <table:table-cell table:style-name="Tableau1.H155" office:value-type="string">
            <text:p text:style-name="P6">R</text:p>
          </table:table-cell>
          <table:table-cell table:style-name="Tableau1.I15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7" table:number-rows-spanned="2" office:value-type="string">
            <text:p text:style-name="P6">chiffrement</text:p>
          </table:table-cell>
          <table:table-cell table:style-name="Tableau1.C156" office:value-type="string">
            <text:p text:style-name="P6">Chiffrement de disques</text:p>
          </table:table-cell>
          <table:table-cell table:style-name="Tableau1.D156" office:value-type="string">
            <text:p text:style-name="P6"/>
          </table:table-cell>
          <table:table-cell table:style-name="Tableau1.E156" office:value-type="string">
            <text:p text:style-name="P6">VeraCrypt</text:p>
          </table:table-cell>
          <table:table-cell table:style-name="Tableau1.F156" office:value-type="string">
            <text:p text:style-name="P6">AGPL</text:p>
          </table:table-cell>
          <table:table-cell table:style-name="Tableau1.G156" office:value-type="string">
            <text:p text:style-name="P6">0</text:p>
          </table:table-cell>
          <table:table-cell table:style-name="Tableau1.H156" office:value-type="string">
            <text:p text:style-name="P6">O</text:p>
          </table:table-cell>
          <table:table-cell table:style-name="Tableau1.I156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7" office:value-type="string">
            <text:p text:style-name="P6">Chiffrement de fichiers / stockages</text:p>
          </table:table-cell>
          <table:table-cell table:style-name="Tableau1.D157" office:value-type="string">
            <text:p text:style-name="P6">Serveur Bureautique</text:p>
          </table:table-cell>
          <table:table-cell table:style-name="Tableau1.E157" office:value-type="string">
            <text:p text:style-name="P6">natif sous GNU/Linux</text:p>
          </table:table-cell>
          <table:table-cell table:style-name="Tableau1.F157" office:value-type="string">
            <text:p text:style-name="P6"/>
          </table:table-cell>
          <table:table-cell table:style-name="Tableau1.G157" office:value-type="string">
            <text:p text:style-name="P6"/>
          </table:table-cell>
          <table:table-cell table:style-name="Tableau1.H157" office:value-type="string">
            <text:p text:style-name="P6">R</text:p>
          </table:table-cell>
          <table:table-cell table:style-name="Tableau1.I15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9" table:number-rows-spanned="2" office:value-type="string">
            <text:p text:style-name="P6">Gestion des logs</text:p>
          </table:table-cell>
          <table:table-cell table:style-name="Tableau1.C158" office:value-type="string">
            <text:p text:style-name="P6">Gestion des logs en mode centralisé</text:p>
          </table:table-cell>
          <table:table-cell table:style-name="Tableau1.D158" office:value-type="string">
            <text:p text:style-name="P6">Serveur Bureautique</text:p>
          </table:table-cell>
          <table:table-cell table:style-name="Tableau1.E158" office:value-type="string">
            <text:p text:style-name="P6">logstash / kibana</text:p>
          </table:table-cell>
          <table:table-cell table:style-name="Tableau1.F158" office:value-type="string">
            <text:p text:style-name="P6"/>
          </table:table-cell>
          <table:table-cell table:style-name="Tableau1.G158" office:value-type="string">
            <text:p text:style-name="P6"/>
          </table:table-cell>
          <table:table-cell table:style-name="Tableau1.H158" office:value-type="string">
            <text:p text:style-name="P6">R</text:p>
          </table:table-cell>
          <table:table-cell table:style-name="Tableau1.I15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9" office:value-type="string">
            <text:p text:style-name="P6">Gestion des logs en mode centralisé</text:p>
          </table:table-cell>
          <table:table-cell table:style-name="Tableau1.D159" office:value-type="string">
            <text:p text:style-name="P6">Serveur Bureautique</text:p>
          </table:table-cell>
          <table:table-cell table:style-name="Tableau1.E159" office:value-type="string">
            <text:p text:style-name="P6">Syslog-ng</text:p>
          </table:table-cell>
          <table:table-cell table:style-name="Tableau1.F159" office:value-type="string">
            <text:p text:style-name="P6"/>
          </table:table-cell>
          <table:table-cell table:style-name="Tableau1.G159" office:value-type="string">
            <text:p text:style-name="P6"/>
          </table:table-cell>
          <table:table-cell table:style-name="Tableau1.H159" office:value-type="string">
            <text:p text:style-name="P6">R</text:p>
          </table:table-cell>
          <table:table-cell table:style-name="Tableau1.I15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63" table:number-rows-spanned="4" office:value-type="string">
            <text:p text:style-name="P6">Stockage</text:p>
          </table:table-cell>
          <table:table-cell table:style-name="Tableau1.B160" office:value-type="string">
            <text:p text:style-name="P6">Partage de fichiers</text:p>
          </table:table-cell>
          <table:table-cell table:style-name="Tableau1.C160" office:value-type="string">
            <text:p text:style-name="P6">Partage de fichiers</text:p>
          </table:table-cell>
          <table:table-cell table:style-name="Tableau1.D160" office:value-type="string">
            <text:p text:style-name="P6">Infra virtuelle</text:p>
          </table:table-cell>
          <table:table-cell table:style-name="Tableau1.E160" office:value-type="string">
            <text:p text:style-name="P6">Samba 4</text:p>
          </table:table-cell>
          <table:table-cell table:style-name="Tableau1.F160" office:value-type="string">
            <text:p text:style-name="P6"/>
          </table:table-cell>
          <table:table-cell table:style-name="Tableau1.G160" office:value-type="string">
            <text:p text:style-name="P6"/>
          </table:table-cell>
          <table:table-cell table:style-name="Tableau1.H160" office:value-type="string">
            <text:p text:style-name="P6">R</text:p>
          </table:table-cell>
          <table:table-cell table:style-name="Tableau1.I16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,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63" table:number-rows-spanned="3" office:value-type="string">
            <text:p text:style-name="P6">Sauvegarde Serveur</text:p>
          </table:table-cell>
          <table:table-cell table:style-name="Tableau1.C161" office:value-type="string">
            <text:p text:style-name="P6">Stockage block</text:p>
          </table:table-cell>
          <table:table-cell table:style-name="Tableau1.D161" office:value-type="string">
            <text:p text:style-name="P6">Services déconcentrés</text:p>
          </table:table-cell>
          <table:table-cell table:style-name="Tableau1.E161" office:value-type="string">
            <text:p text:style-name="P6">CEPH</text:p>
          </table:table-cell>
          <table:table-cell table:style-name="Tableau1.F161" office:value-type="string">
            <text:p text:style-name="P6"/>
          </table:table-cell>
          <table:table-cell table:style-name="Tableau1.G161" office:value-type="string">
            <text:p text:style-name="P6"/>
          </table:table-cell>
          <table:table-cell table:style-name="Tableau1.H161" office:value-type="string">
            <text:p text:style-name="P6">R</text:p>
          </table:table-cell>
          <table:table-cell table:style-name="Tableau1.I16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2" office:value-type="string">
            <text:p text:style-name="P6">Stockage Objet</text:p>
          </table:table-cell>
          <table:table-cell table:style-name="Tableau1.D162" office:value-type="string">
            <text:p text:style-name="P6">Services déconcentrés</text:p>
          </table:table-cell>
          <table:table-cell table:style-name="Tableau1.E162" office:value-type="string">
            <text:p text:style-name="P6">Swift (OpenStack)</text:p>
          </table:table-cell>
          <table:table-cell table:style-name="Tableau1.F162" office:value-type="string">
            <text:p text:style-name="P6"/>
          </table:table-cell>
          <table:table-cell table:style-name="Tableau1.G162" office:value-type="string">
            <text:p text:style-name="P6"/>
          </table:table-cell>
          <table:table-cell table:style-name="Tableau1.H162" office:value-type="string">
            <text:p text:style-name="P6">R</text:p>
          </table:table-cell>
          <table:table-cell table:style-name="Tableau1.I16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3" office:value-type="string">
            <text:p text:style-name="P6">Stockage Securisé</text:p>
          </table:table-cell>
          <table:table-cell table:style-name="Tableau1.D163" office:value-type="string">
            <text:p text:style-name="P6">Services déconcentrés</text:p>
          </table:table-cell>
          <table:table-cell table:style-name="Tableau1.E163" office:value-type="string">
            <text:p text:style-name="P6">Vault</text:p>
          </table:table-cell>
          <table:table-cell table:style-name="Tableau1.F163" office:value-type="string">
            <text:p text:style-name="P6"/>
          </table:table-cell>
          <table:table-cell table:style-name="Tableau1.G163" office:value-type="string">
            <text:p text:style-name="P6"/>
          </table:table-cell>
          <table:table-cell table:style-name="Tableau1.H163" office:value-type="string">
            <text:p text:style-name="P6">O</text:p>
          </table:table-cell>
          <table:table-cell table:style-name="Tableau1.I16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66b3" fo:font-size="1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7.1cm"/>
    </style:style>
    <style:style style:name="Tableau3.B" style:family="table-column">
      <style:table-column-properties style:column-width="14.707cm"/>
    </style:style>
    <style:style style:name="Tableau3.C" style:family="table-column">
      <style:table-column-properties style:column-width="5.886cm"/>
    </style:style>
    <style:style style:name="Tableau3.1" style:family="table-row">
      <style:table-row-properties style:min-row-height="1.102cm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5.403cm"/>
    </style:style>
    <style:style style:name="Tableau2.B" style:family="table-column">
      <style:table-column-properties style:column-width="10.29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2.801cm"/>
    </style:style>
    <style:style style:name="Tableau2.E" style:family="table-column">
      <style:table-column-properties style:column-width="5.489cm"/>
    </style:style>
    <style:style style:name="Tableau2.1" style:family="table-row">
      <style:table-row-properties style:min-row-height="1.39cm"/>
    </style:style>
    <style:style style:name="Tableau2.A1" style:family="table-cell">
      <style:table-cell-properties fo:padding="0.097cm" fo:border="none"/>
    </style:style>
    <style:style style:name="M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M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M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MP4" style:family="paragraph" style:parent-style-name="Table_20_Contents">
      <style:text-properties fo:font-size="6pt" style:font-size-asian="5.25pt" style:font-size-complex="6pt"/>
    </style:style>
    <style:style style:name="MP5" style:family="paragraph" style:parent-style-name="Table_20_Contents">
      <style:text-properties fo:font-weight="bold" style:font-weight-asian="bold" style:font-weight-complex="bold"/>
    </style:style>
    <style:style style:name="MP6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22d92c"/>
    </style:style>
    <style:style style:name="MT2" style:family="text"/>
    <style:page-layout style:name="Mpm1">
      <style:page-layout-properties fo:page-width="29.7cm" fo:page-height="21.001cm" style:num-format="1" style:print-orientation="landscape" fo:margin-top="0.6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Licence Ouverte 2.0</text:p>
            </table:table-cell>
            <table:table-cell table:style-name="Tableau3.A1" office:value-type="string">
              <text:p text:style-name="MP2">Socle interministériel des logiciels libres 2019</text:p>
            </table:table-cell>
            <table:table-cell table:style-name="Tableau3.A1" office:value-type="string">
              <text:p text:style-name="MP3"><text:span text:style-name="MT1">Page </text:span><text:page-number text:select-page="current">8</text:page-number><text:s/>/ <text:page-count>8</text:page-count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row table:style-name="Tableau2.1">
            <table:table-cell table:style-name="Tableau2.A1" office:value-type="string">
              <text:p text:style-name="Table_20_Contents"/>
            </table:table-cell>
            <table:table-cell table:style-name="Tableau2.A1" office:value-type="string">
              <text:p text:style-name="Table_20_Contents">Les lignes <text:span text:style-name="Emphasis">en italique</text:span> correspondent à des extensions, des modules complémentaires ; <text:line-break/>le logiciel parent est alors indiqué dans la colonne « Logiciel parent ». </text:p>
            </table:table-cell>
            <table:table-cell table:style-name="Tableau2.A1" office:value-type="string">
              <text:p text:style-name="MP5">Statut</text:p>
              <text:p text:style-name="Table_20_Contents">R = recommandé</text:p>
              <text:p text:style-name="Table_20_Contents">O = en observation</text:p>
              <text:p text:style-name="Table_20_Contents">FR = en fin de recommandation</text:p>
            </table:table-cell>
            <table:table-cell table:style-name="Tableau2.A1" office:value-type="string">
              <text:p text:style-name="MP5">Colonne Windows</text:p>
              <text:p text:style-name="Table_20_Contents">2 = versions x86 et x64</text:p>
              <text:p text:style-name="Table_20_Contents">x = non précisé</text:p>
            </table:table-cell>
            <table:table-cell table:style-name="Tableau2.A1" office:value-type="string">
              <text:p text:style-name="MP5">Colonne GNU/Linux</text:p>
              <text:p text:style-name="Table_20_Contents">version distribution = version courante de la distribution GNU/Linux utilisée</text:p>
              <text:p text:style-name="Table_20_Contents">i = inutile ; fonctionnalité existante nativement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8:14:16.192000000</meta:creation-date>
    <meta:editing-duration>PT5M47S</meta:editing-duration>
    <meta:editing-cycles>9</meta:editing-cycles>
    <meta:generator>LibreOffice/6.0.7.3$Linux_X86_64 LibreOffice_project/00m0$Build-3</meta:generator>
    <dc:subject>Socle interministériel des logiciels libres 2019</dc:subject>
    <dc:title>Socle interministériel des logiciels libres 2019</dc:title>
    <dc:date>2019-08-27T09:58:40.726287619</dc:date>
    <dc:creator>Bastien Guerry</dc:creator>
    <meta:document-statistic meta:table-count="3" meta:image-count="0" meta:object-count="0" meta:page-count="8" meta:paragraph-count="1116" meta:word-count="2021" meta:character-count="11706" meta:non-whitespace-character-count="10788"/>
  </office:meta>
</office:document-meta>
</file>